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1x1" table:style-name="ta1">
        <table:table-column table:style-name="co1" table:number-columns-repeated="16" table:default-cell-style-name="Default"/>
        <table:table-row table:style-name="ro1">
          <table:table-cell/>
          <table:table-cell table:style-name="ce1" office:value-type="string" calcext:value-type="string">
            <text:p>LR UD</text:p>
          </table:table-cell>
          <table:table-cell table:number-columns-repeated="5"/>
          <table:table-cell table:style-name="ce1" office:value-type="string" calcext:value-type="string">
            <text:p>LR UD + symmetrization of RDM</text:p>
          </table:table-cell>
          <table:table-cell table:number-columns-repeated="5"/>
          <table:table-cell office:value-type="string" calcext:value-type="string">
            <text:p>LR U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i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SVD no SYM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-0.297591" calcext:value-type="float">
            <text:p>-0.29759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-0.297591" calcext:value-type="float">
            <text:p>-0.2975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0.255526" calcext:value-type="float">
            <text:p>-0.255526</text:p>
          </table:table-cell>
          <table:table-cell office:value-type="float" office:value="-0.255617" calcext:value-type="float">
            <text:p>-0.255617</text:p>
          </table:table-cell>
          <table:table-cell table:number-columns-repeated="2" office:value-type="float" office:value="-0.255618" calcext:value-type="float">
            <text:p>-0.2556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55543" calcext:value-type="float">
            <text:p>-0.255543</text:p>
          </table:table-cell>
          <table:table-cell table:number-columns-repeated="3" office:value-type="float" office:value="-0.255617" calcext:value-type="float">
            <text:p>-0.25561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0.31634" calcext:value-type="float">
            <text:p>-0.31634</text:p>
          </table:table-cell>
          <table:table-cell office:value-type="float" office:value="-0.316711" calcext:value-type="float">
            <text:p>-0.316711</text:p>
          </table:table-cell>
          <table:table-cell table:number-columns-repeated="2" office:value-type="float" office:value="-0.316702" calcext:value-type="float">
            <text:p>-0.3167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316438" calcext:value-type="float">
            <text:p>-0.316438</text:p>
          </table:table-cell>
          <table:table-cell office:value-type="float" office:value="-0.316711" calcext:value-type="float">
            <text:p>-0.316711</text:p>
          </table:table-cell>
          <table:table-cell table:number-columns-repeated="2" office:value-type="float" office:value="-0.316702" calcext:value-type="float">
            <text:p>-0.316702</text:p>
          </table:table-cell>
          <table:table-cell/>
          <table:table-cell office:value-type="string" calcext:value-type="string">
            <text:p>2x2_biLat</text:p>
          </table:table-cell>
          <table:table-cell office:value-type="float" office:value="-0.295104" calcext:value-type="float">
            <text:p>-0.295104</text:p>
          </table:table-cell>
          <table:table-cell office:value-type="float" office:value="-0.295414" calcext:value-type="float">
            <text:p>-0.29541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0.275042" calcext:value-type="float">
            <text:p>-0.275042</text:p>
          </table:table-cell>
          <table:table-cell office:value-type="float" office:value="-0.275861" calcext:value-type="float">
            <text:p>-0.275861</text:p>
          </table:table-cell>
          <table:table-cell office:value-type="float" office:value="-0.276212" calcext:value-type="float">
            <text:p>-0.276212</text:p>
          </table:table-cell>
          <table:table-cell office:value-type="float" office:value="-0.276213" calcext:value-type="float">
            <text:p>-0.2762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275185" calcext:value-type="float">
            <text:p>-0.275185</text:p>
          </table:table-cell>
          <table:table-cell office:value-type="float" office:value="-0.275861" calcext:value-type="float">
            <text:p>-0.275861</text:p>
          </table:table-cell>
          <table:table-cell office:value-type="float" office:value="-0.276212" calcext:value-type="float">
            <text:p>-0.276212</text:p>
          </table:table-cell>
          <table:table-cell office:value-type="float" office:value="-0.276213" calcext:value-type="float">
            <text:p>-0.276213</text:p>
          </table:table-cell>
          <table:table-cell/>
          <table:table-cell office:value-type="string" calcext:value-type="string">
            <text:p>3-site ID</text:p>
          </table:table-cell>
          <table:table-cell office:value-type="float" office:value="-0.294696" calcext:value-type="float">
            <text:p>-0.294696</text:p>
          </table:table-cell>
          <table:table-cell office:value-type="float" office:value="-0.291866" calcext:value-type="float">
            <text:p>-0.29186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0.311203" calcext:value-type="float">
            <text:p>-0.311203</text:p>
          </table:table-cell>
          <table:table-cell office:value-type="float" office:value="-0.312423" calcext:value-type="float">
            <text:p>-0.312423</text:p>
          </table:table-cell>
          <table:table-cell office:value-type="float" office:value="-0.312329" calcext:value-type="float">
            <text:p>-0.312329</text:p>
          </table:table-cell>
          <table:table-cell office:value-type="float" office:value="-0.312333" calcext:value-type="float">
            <text:p>-0.312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0.311331" calcext:value-type="float">
            <text:p>-0.311331</text:p>
          </table:table-cell>
          <table:table-cell office:value-type="float" office:value="-0.312423" calcext:value-type="float">
            <text:p>-0.312423</text:p>
          </table:table-cell>
          <table:table-cell office:value-type="float" office:value="-0.312329" calcext:value-type="float">
            <text:p>-0.312329</text:p>
          </table:table-cell>
          <table:table-cell office:value-type="float" office:value="-0.312333" calcext:value-type="float">
            <text:p>-0.312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-0.281513" calcext:value-type="float">
            <text:p>-0.281513</text:p>
          </table:table-cell>
          <table:table-cell office:value-type="float" office:value="-0.281767" calcext:value-type="float">
            <text:p>-0.281767</text:p>
          </table:table-cell>
          <table:table-cell office:value-type="float" office:value="-0.281946" calcext:value-type="float">
            <text:p>-0.281946</text:p>
          </table:table-cell>
          <table:table-cell office:value-type="float" office:value="-0.28194" calcext:value-type="float">
            <text:p>-0.2819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0.281573" calcext:value-type="float">
            <text:p>-0.281573</text:p>
          </table:table-cell>
          <table:table-cell office:value-type="float" office:value="-0.281766" calcext:value-type="float">
            <text:p>-0.281766</text:p>
          </table:table-cell>
          <table:table-cell office:value-type="float" office:value="-0.281945" calcext:value-type="float">
            <text:p>-0.281945</text:p>
          </table:table-cell>
          <table:table-cell office:value-type="float" office:value="-0.28194" calcext:value-type="float">
            <text:p>-0.281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-0.307173" calcext:value-type="float">
            <text:p>-0.307173</text:p>
          </table:table-cell>
          <table:table-cell office:value-type="float" office:value="-0.308946" calcext:value-type="float">
            <text:p>-0.308946</text:p>
          </table:table-cell>
          <table:table-cell office:value-type="float" office:value="-0.309017" calcext:value-type="float">
            <text:p>-0.309017</text:p>
          </table:table-cell>
          <table:table-cell office:value-type="float" office:value="-0.309009" calcext:value-type="float">
            <text:p>-0.30900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0.307198" calcext:value-type="float">
            <text:p>-0.307198</text:p>
          </table:table-cell>
          <table:table-cell office:value-type="float" office:value="-0.308947" calcext:value-type="float">
            <text:p>-0.308947</text:p>
          </table:table-cell>
          <table:table-cell office:value-type="float" office:value="-0.309013" calcext:value-type="float">
            <text:p>-0.309013</text:p>
          </table:table-cell>
          <table:table-cell office:value-type="float" office:value="-0.309009" calcext:value-type="float">
            <text:p>-0.309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-0.284604" calcext:value-type="float">
            <text:p>-0.284604</text:p>
          </table:table-cell>
          <table:table-cell office:value-type="float" office:value="-0.284752" calcext:value-type="float">
            <text:p>-0.284752</text:p>
          </table:table-cell>
          <table:table-cell office:value-type="float" office:value="-0.284869" calcext:value-type="float">
            <text:p>-0.284869</text:p>
          </table:table-cell>
          <table:table-cell office:value-type="float" office:value="-0.284835" calcext:value-type="float">
            <text:p>-0.28483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0.284604" calcext:value-type="float">
            <text:p>-0.284604</text:p>
          </table:table-cell>
          <table:table-cell office:value-type="float" office:value="-0.284751" calcext:value-type="float">
            <text:p>-0.284751</text:p>
          </table:table-cell>
          <table:table-cell office:value-type="float" office:value="-0.284865" calcext:value-type="float">
            <text:p>-0.284865</text:p>
          </table:table-cell>
          <table:table-cell office:value-type="float" office:value="-0.284835" calcext:value-type="float">
            <text:p>-0.2848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-0.304566" calcext:value-type="float">
            <text:p>-0.304566</text:p>
          </table:table-cell>
          <table:table-cell office:value-type="float" office:value="-0.306403" calcext:value-type="float">
            <text:p>-0.306403</text:p>
          </table:table-cell>
          <table:table-cell office:value-type="float" office:value="-0.306692" calcext:value-type="float">
            <text:p>-0.306692</text:p>
          </table:table-cell>
          <table:table-cell office:value-type="float" office:value="-0.306763" calcext:value-type="float">
            <text:p>-0.30676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0.304567" calcext:value-type="float">
            <text:p>-0.304567</text:p>
          </table:table-cell>
          <table:table-cell office:value-type="float" office:value="-0.306405" calcext:value-type="float">
            <text:p>-0.306405</text:p>
          </table:table-cell>
          <table:table-cell office:value-type="float" office:value="-0.306685" calcext:value-type="float">
            <text:p>-0.306685</text:p>
          </table:table-cell>
          <table:table-cell office:value-type="float" office:value="-0.306763" calcext:value-type="float">
            <text:p>-0.3067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-0.286616" calcext:value-type="float">
            <text:p>-0.286616</text:p>
          </table:table-cell>
          <table:table-cell office:value-type="float" office:value="-0.286801" calcext:value-type="float">
            <text:p>-0.286801</text:p>
          </table:table-cell>
          <table:table-cell office:value-type="float" office:value="-0.286703" calcext:value-type="float">
            <text:p>-0.286703</text:p>
          </table:table-cell>
          <table:table-cell office:value-type="float" office:value="-0.286648" calcext:value-type="float">
            <text:p>-0.28664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0.286615" calcext:value-type="float">
            <text:p>-0.286615</text:p>
          </table:table-cell>
          <table:table-cell office:value-type="float" office:value="-0.2868" calcext:value-type="float">
            <text:p>-0.2868</text:p>
          </table:table-cell>
          <table:table-cell office:value-type="float" office:value="-0.286701" calcext:value-type="float">
            <text:p>-0.286701</text:p>
          </table:table-cell>
          <table:table-cell office:value-type="float" office:value="-0.286647" calcext:value-type="float">
            <text:p>-0.2866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-0.302723" calcext:value-type="float">
            <text:p>-0.302723</text:p>
          </table:table-cell>
          <table:table-cell office:value-type="float" office:value="-0.304419" calcext:value-type="float">
            <text:p>-0.304419</text:p>
          </table:table-cell>
          <table:table-cell office:value-type="float" office:value="-0.305035" calcext:value-type="float">
            <text:p>-0.305035</text:p>
          </table:table-cell>
          <table:table-cell office:value-type="float" office:value="-0.305179" calcext:value-type="float">
            <text:p>-0.3051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0.302724" calcext:value-type="float">
            <text:p>-0.302724</text:p>
          </table:table-cell>
          <table:table-cell office:value-type="float" office:value="-0.30442" calcext:value-type="float">
            <text:p>-0.30442</text:p>
          </table:table-cell>
          <table:table-cell office:value-type="float" office:value="-0.305035" calcext:value-type="float">
            <text:p>-0.305035</text:p>
          </table:table-cell>
          <table:table-cell office:value-type="float" office:value="-0.305179" calcext:value-type="float">
            <text:p>-0.3051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-0.288083" calcext:value-type="float">
            <text:p>-0.288083</text:p>
          </table:table-cell>
          <table:table-cell office:value-type="float" office:value="-0.288333" calcext:value-type="float">
            <text:p>-0.288333</text:p>
          </table:table-cell>
          <table:table-cell office:value-type="float" office:value="-0.28801" calcext:value-type="float">
            <text:p>-0.28801</text:p>
          </table:table-cell>
          <table:table-cell office:value-type="float" office:value="-0.287906" calcext:value-type="float">
            <text:p>-0.28790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-0.288082" calcext:value-type="float">
            <text:p>-0.288082</text:p>
          </table:table-cell>
          <table:table-cell office:value-type="float" office:value="-0.288331" calcext:value-type="float">
            <text:p>-0.288331</text:p>
          </table:table-cell>
          <table:table-cell office:value-type="float" office:value="-0.28801" calcext:value-type="float">
            <text:p>-0.28801</text:p>
          </table:table-cell>
          <table:table-cell office:value-type="float" office:value="-0.287905" calcext:value-type="float">
            <text:p>-0.2879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-0.301326" calcext:value-type="float">
            <text:p>-0.301326</text:p>
          </table:table-cell>
          <table:table-cell office:value-type="float" office:value="-0.302929" calcext:value-type="float">
            <text:p>-0.302929</text:p>
          </table:table-cell>
          <table:table-cell office:value-type="float" office:value="-0.303808" calcext:value-type="float">
            <text:p>-0.303808</text:p>
          </table:table-cell>
          <table:table-cell office:value-type="float" office:value="-0.303997" calcext:value-type="float">
            <text:p>-0.30399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0.301327" calcext:value-type="float">
            <text:p>-0.301327</text:p>
          </table:table-cell>
          <table:table-cell office:value-type="float" office:value="-0.30293" calcext:value-type="float">
            <text:p>-0.30293</text:p>
          </table:table-cell>
          <table:table-cell office:value-type="float" office:value="-0.303808" calcext:value-type="float">
            <text:p>-0.303808</text:p>
          </table:table-cell>
          <table:table-cell office:value-type="float" office:value="-0.303996" calcext:value-type="float">
            <text:p>-0.3039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-0.28921" calcext:value-type="float">
            <text:p>-0.28921</text:p>
          </table:table-cell>
          <table:table-cell office:value-type="float" office:value="-0.289475" calcext:value-type="float">
            <text:p>-0.289475</text:p>
          </table:table-cell>
          <table:table-cell office:value-type="float" office:value="-0.288984" calcext:value-type="float">
            <text:p>-0.288984</text:p>
          </table:table-cell>
          <table:table-cell office:value-type="float" office:value="-0.288856" calcext:value-type="float">
            <text:p>-0.28885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0.289208" calcext:value-type="float">
            <text:p>-0.289208</text:p>
          </table:table-cell>
          <table:table-cell office:value-type="float" office:value="-0.289474" calcext:value-type="float">
            <text:p>-0.289474</text:p>
          </table:table-cell>
          <table:table-cell office:value-type="float" office:value="-0.288984" calcext:value-type="float">
            <text:p>-0.288984</text:p>
          </table:table-cell>
          <table:table-cell office:value-type="float" office:value="-0.288855" calcext:value-type="float">
            <text:p>-0.2888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-0.300225" calcext:value-type="float">
            <text:p>-0.300225</text:p>
          </table:table-cell>
          <table:table-cell office:value-type="float" office:value="-0.301575" calcext:value-type="float">
            <text:p>-0.301575</text:p>
          </table:table-cell>
          <table:table-cell office:value-type="float" office:value="-0.302845" calcext:value-type="float">
            <text:p>-0.302845</text:p>
          </table:table-cell>
          <table:table-cell office:value-type="float" office:value="-0.303075" calcext:value-type="float">
            <text:p>-0.3030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-0.300226" calcext:value-type="float">
            <text:p>-0.300226</text:p>
          </table:table-cell>
          <table:table-cell office:value-type="float" office:value="-0.301576" calcext:value-type="float">
            <text:p>-0.301576</text:p>
          </table:table-cell>
          <table:table-cell office:value-type="float" office:value="-0.302846" calcext:value-type="float">
            <text:p>-0.302846</text:p>
          </table:table-cell>
          <table:table-cell office:value-type="float" office:value="-0.303074" calcext:value-type="float">
            <text:p>-0.303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-0.290108" calcext:value-type="float">
            <text:p>-0.290108</text:p>
          </table:table-cell>
          <table:table-cell office:value-type="float" office:value="-0.290406" calcext:value-type="float">
            <text:p>-0.290406</text:p>
          </table:table-cell>
          <table:table-cell office:value-type="float" office:value="-0.289758" calcext:value-type="float">
            <text:p>-0.289758</text:p>
          </table:table-cell>
          <table:table-cell office:value-type="float" office:value="-0.289604" calcext:value-type="float">
            <text:p>-0.28960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0.290106" calcext:value-type="float">
            <text:p>-0.290106</text:p>
          </table:table-cell>
          <table:table-cell office:value-type="float" office:value="-0.290405" calcext:value-type="float">
            <text:p>-0.290405</text:p>
          </table:table-cell>
          <table:table-cell office:value-type="float" office:value="-0.289757" calcext:value-type="float">
            <text:p>-0.289757</text:p>
          </table:table-cell>
          <table:table-cell office:value-type="float" office:value="-0.289603" calcext:value-type="float">
            <text:p>-0.2896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-0.299334" calcext:value-type="float">
            <text:p>-0.299334</text:p>
          </table:table-cell>
          <table:table-cell office:value-type="float" office:value="-0.300587" calcext:value-type="float">
            <text:p>-0.300587</text:p>
          </table:table-cell>
          <table:table-cell office:value-type="float" office:value="-0.302066" calcext:value-type="float">
            <text:p>-0.302066</text:p>
          </table:table-cell>
          <table:table-cell office:value-type="float" office:value="-0.30233" calcext:value-type="float">
            <text:p>-0.302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0.299334" calcext:value-type="float">
            <text:p>-0.299334</text:p>
          </table:table-cell>
          <table:table-cell office:value-type="float" office:value="-0.300588" calcext:value-type="float">
            <text:p>-0.300588</text:p>
          </table:table-cell>
          <table:table-cell office:value-type="float" office:value="-0.302066" calcext:value-type="float">
            <text:p>-0.302066</text:p>
          </table:table-cell>
          <table:table-cell office:value-type="float" office:value="-0.302329" calcext:value-type="float">
            <text:p>-0.3023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-0.290842" calcext:value-type="float">
            <text:p>-0.290842</text:p>
          </table:table-cell>
          <table:table-cell office:value-type="float" office:value="-0.291172" calcext:value-type="float">
            <text:p>-0.291172</text:p>
          </table:table-cell>
          <table:table-cell office:value-type="float" office:value="-0.290394" calcext:value-type="float">
            <text:p>-0.290394</text:p>
          </table:table-cell>
          <table:table-cell office:value-type="float" office:value="-0.290219" calcext:value-type="float">
            <text:p>-0.29021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-0.290841" calcext:value-type="float">
            <text:p>-0.290841</text:p>
          </table:table-cell>
          <table:table-cell office:value-type="float" office:value="-0.291171" calcext:value-type="float">
            <text:p>-0.291171</text:p>
          </table:table-cell>
          <table:table-cell office:value-type="float" office:value="-0.290393" calcext:value-type="float">
            <text:p>-0.290393</text:p>
          </table:table-cell>
          <table:table-cell office:value-type="float" office:value="-0.290217" calcext:value-type="float">
            <text:p>-0.2902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-0.2986" calcext:value-type="float">
            <text:p>-0.2986</text:p>
          </table:table-cell>
          <table:table-cell office:value-type="float" office:value="-0.299817" calcext:value-type="float">
            <text:p>-0.299817</text:p>
          </table:table-cell>
          <table:table-cell office:value-type="float" office:value="-0.301406" calcext:value-type="float">
            <text:p>-0.301406</text:p>
          </table:table-cell>
          <table:table-cell office:value-type="float" office:value="-0.301708" calcext:value-type="float">
            <text:p>-0.30170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0.2986" calcext:value-type="float">
            <text:p>-0.2986</text:p>
          </table:table-cell>
          <table:table-cell office:value-type="float" office:value="-0.299818" calcext:value-type="float">
            <text:p>-0.299818</text:p>
          </table:table-cell>
          <table:table-cell office:value-type="float" office:value="-0.301407" calcext:value-type="float">
            <text:p>-0.301407</text:p>
          </table:table-cell>
          <table:table-cell office:value-type="float" office:value="-0.301707" calcext:value-type="float">
            <text:p>-0.3017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-0.291453" calcext:value-type="float">
            <text:p>-0.291453</text:p>
          </table:table-cell>
          <table:table-cell office:value-type="float" office:value="-0.291814" calcext:value-type="float">
            <text:p>-0.291814</text:p>
          </table:table-cell>
          <table:table-cell office:value-type="float" office:value="-0.290934" calcext:value-type="float">
            <text:p>-0.290934</text:p>
          </table:table-cell>
          <table:table-cell office:value-type="float" office:value="-0.290738" calcext:value-type="float">
            <text:p>-0.29073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-0.291452" calcext:value-type="float">
            <text:p>-0.291452</text:p>
          </table:table-cell>
          <table:table-cell office:value-type="float" office:value="-0.291813" calcext:value-type="float">
            <text:p>-0.291813</text:p>
          </table:table-cell>
          <table:table-cell office:value-type="float" office:value="-0.290933" calcext:value-type="float">
            <text:p>-0.290933</text:p>
          </table:table-cell>
          <table:table-cell office:value-type="float" office:value="-0.290736" calcext:value-type="float">
            <text:p>-0.2907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-0.297988" calcext:value-type="float">
            <text:p>-0.297988</text:p>
          </table:table-cell>
          <table:table-cell office:value-type="float" office:value="-0.299174" calcext:value-type="float">
            <text:p>-0.299174</text:p>
          </table:table-cell>
          <table:table-cell office:value-type="float" office:value="-0.300828" calcext:value-type="float">
            <text:p>-0.300828</text:p>
          </table:table-cell>
          <table:table-cell office:value-type="float" office:value="-0.301177" calcext:value-type="float">
            <text:p>-0.30117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0.297988" calcext:value-type="float">
            <text:p>-0.297988</text:p>
          </table:table-cell>
          <table:table-cell office:value-type="float" office:value="-0.299174" calcext:value-type="float">
            <text:p>-0.299174</text:p>
          </table:table-cell>
          <table:table-cell office:value-type="float" office:value="-0.300828" calcext:value-type="float">
            <text:p>-0.300828</text:p>
          </table:table-cell>
          <table:table-cell office:value-type="float" office:value="-0.301177" calcext:value-type="float">
            <text:p>-0.3011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-0.291967" calcext:value-type="float">
            <text:p>-0.291967</text:p>
          </table:table-cell>
          <table:table-cell office:value-type="float" office:value="-0.29236" calcext:value-type="float">
            <text:p>-0.29236</text:p>
          </table:table-cell>
          <table:table-cell office:value-type="float" office:value="-0.29141" calcext:value-type="float">
            <text:p>-0.29141</text:p>
          </table:table-cell>
          <table:table-cell office:value-type="float" office:value="-0.291184" calcext:value-type="float">
            <text:p>-0.29118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-0.291967" calcext:value-type="float">
            <text:p>-0.291967</text:p>
          </table:table-cell>
          <table:table-cell office:value-type="float" office:value="-0.292359" calcext:value-type="float">
            <text:p>-0.292359</text:p>
          </table:table-cell>
          <table:table-cell office:value-type="float" office:value="-0.29141" calcext:value-type="float">
            <text:p>-0.29141</text:p>
          </table:table-cell>
          <table:table-cell office:value-type="float" office:value="-0.291184" calcext:value-type="float">
            <text:p>-0.2911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-0.297474" calcext:value-type="float">
            <text:p>-0.297474</text:p>
          </table:table-cell>
          <table:table-cell office:value-type="float" office:value="-0.298628" calcext:value-type="float">
            <text:p>-0.298628</text:p>
          </table:table-cell>
          <table:table-cell office:value-type="float" office:value="-0.300339" calcext:value-type="float">
            <text:p>-0.300339</text:p>
          </table:table-cell>
          <table:table-cell office:value-type="float" office:value="-0.300709" calcext:value-type="float">
            <text:p>-0.30070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-0.297474" calcext:value-type="float">
            <text:p>-0.297474</text:p>
          </table:table-cell>
          <table:table-cell office:value-type="float" office:value="-0.298629" calcext:value-type="float">
            <text:p>-0.298629</text:p>
          </table:table-cell>
          <table:table-cell office:value-type="float" office:value="-0.30034" calcext:value-type="float">
            <text:p>-0.30034</text:p>
          </table:table-cell>
          <table:table-cell office:value-type="float" office:value="-0.300704" calcext:value-type="float">
            <text:p>-0.3007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-0.292402" calcext:value-type="float">
            <text:p>-0.292402</text:p>
          </table:table-cell>
          <table:table-cell office:value-type="float" office:value="-0.292826" calcext:value-type="float">
            <text:p>-0.292826</text:p>
          </table:table-cell>
          <table:table-cell office:value-type="float" office:value="-0.29183" calcext:value-type="float">
            <text:p>-0.29183</text:p>
          </table:table-cell>
          <table:table-cell office:value-type="float" office:value="-0.291579" calcext:value-type="float">
            <text:p>-0.29157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-0.292402" calcext:value-type="float">
            <text:p>-0.292402</text:p>
          </table:table-cell>
          <table:table-cell office:value-type="float" office:value="-0.292826" calcext:value-type="float">
            <text:p>-0.292826</text:p>
          </table:table-cell>
          <table:table-cell office:value-type="float" office:value="-0.29183" calcext:value-type="float">
            <text:p>-0.29183</text:p>
          </table:table-cell>
          <table:table-cell office:value-type="float" office:value="-0.29158" calcext:value-type="float">
            <text:p>-0.291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-0.29704" calcext:value-type="float">
            <text:p>-0.29704</text:p>
          </table:table-cell>
          <table:table-cell office:value-type="float" office:value="-0.298163" calcext:value-type="float">
            <text:p>-0.298163</text:p>
          </table:table-cell>
          <table:table-cell office:value-type="float" office:value="-0.29992" calcext:value-type="float">
            <text:p>-0.29992</text:p>
          </table:table-cell>
          <table:table-cell office:value-type="float" office:value="-0.300277" calcext:value-type="float">
            <text:p>-0.30027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0.29704" calcext:value-type="float">
            <text:p>-0.29704</text:p>
          </table:table-cell>
          <table:table-cell office:value-type="float" office:value="-0.298163" calcext:value-type="float">
            <text:p>-0.298163</text:p>
          </table:table-cell>
          <table:table-cell office:value-type="float" office:value="-0.29992" calcext:value-type="float">
            <text:p>-0.29992</text:p>
          </table:table-cell>
          <table:table-cell office:value-type="float" office:value="-0.300278" calcext:value-type="float">
            <text:p>-0.3002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-0.292772" calcext:value-type="float">
            <text:p>-0.292772</text:p>
          </table:table-cell>
          <table:table-cell office:value-type="float" office:value="-0.293227" calcext:value-type="float">
            <text:p>-0.293227</text:p>
          </table:table-cell>
          <table:table-cell office:value-type="float" office:value="-0.292169" calcext:value-type="float">
            <text:p>-0.292169</text:p>
          </table:table-cell>
          <table:table-cell office:value-type="float" office:value="-0.291924" calcext:value-type="float">
            <text:p>-0.29192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-0.292772" calcext:value-type="float">
            <text:p>-0.292772</text:p>
          </table:table-cell>
          <table:table-cell office:value-type="float" office:value="-0.293226" calcext:value-type="float">
            <text:p>-0.293226</text:p>
          </table:table-cell>
          <table:table-cell office:value-type="float" office:value="-0.292168" calcext:value-type="float">
            <text:p>-0.292168</text:p>
          </table:table-cell>
          <table:table-cell office:value-type="float" office:value="-0.291923" calcext:value-type="float">
            <text:p>-0.2919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-0.296673" calcext:value-type="float">
            <text:p>-0.296673</text:p>
          </table:table-cell>
          <table:table-cell office:value-type="float" office:value="-0.297765" calcext:value-type="float">
            <text:p>-0.297765</text:p>
          </table:table-cell>
          <table:table-cell office:value-type="float" office:value="-0.29957" calcext:value-type="float">
            <text:p>-0.29957</text:p>
          </table:table-cell>
          <table:table-cell office:value-type="float" office:value="-0.299918" calcext:value-type="float">
            <text:p>-0.29991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0.296673" calcext:value-type="float">
            <text:p>-0.296673</text:p>
          </table:table-cell>
          <table:table-cell office:value-type="float" office:value="-0.297765" calcext:value-type="float">
            <text:p>-0.297765</text:p>
          </table:table-cell>
          <table:table-cell office:value-type="float" office:value="-0.299571" calcext:value-type="float">
            <text:p>-0.299571</text:p>
          </table:table-cell>
          <table:table-cell office:value-type="float" office:value="-0.29992" calcext:value-type="float">
            <text:p>-0.299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-0.293088" calcext:value-type="float">
            <text:p>-0.293088</text:p>
          </table:table-cell>
          <table:table-cell office:value-type="float" office:value="-0.29357" calcext:value-type="float">
            <text:p>-0.29357</text:p>
          </table:table-cell>
          <table:table-cell office:value-type="float" office:value="-0.292455" calcext:value-type="float">
            <text:p>-0.292455</text:p>
          </table:table-cell>
          <table:table-cell office:value-type="float" office:value="-0.292229" calcext:value-type="float">
            <text:p>-0.29222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-0.293088" calcext:value-type="float">
            <text:p>-0.293088</text:p>
          </table:table-cell>
          <table:table-cell office:value-type="float" office:value="-0.29357" calcext:value-type="float">
            <text:p>-0.29357</text:p>
          </table:table-cell>
          <table:table-cell office:value-type="float" office:value="-0.292455" calcext:value-type="float">
            <text:p>-0.292455</text:p>
          </table:table-cell>
          <table:table-cell office:value-type="float" office:value="-0.292227" calcext:value-type="float">
            <text:p>-0.2922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-0.296361" calcext:value-type="float">
            <text:p>-0.296361</text:p>
          </table:table-cell>
          <table:table-cell office:value-type="float" office:value="-0.297385" calcext:value-type="float">
            <text:p>-0.297385</text:p>
          </table:table-cell>
          <table:table-cell office:value-type="float" office:value="-0.299268" calcext:value-type="float">
            <text:p>-0.299268</text:p>
          </table:table-cell>
          <table:table-cell office:value-type="float" office:value="-0.299608" calcext:value-type="float">
            <text:p>-0.29960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0.296361" calcext:value-type="float">
            <text:p>-0.296361</text:p>
          </table:table-cell>
          <table:table-cell office:value-type="float" office:value="-0.297389" calcext:value-type="float">
            <text:p>-0.297389</text:p>
          </table:table-cell>
          <table:table-cell office:value-type="float" office:value="-0.299268" calcext:value-type="float">
            <text:p>-0.299268</text:p>
          </table:table-cell>
          <table:table-cell office:value-type="float" office:value="-0.299611" calcext:value-type="float">
            <text:p>-0.2996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-0.293357" calcext:value-type="float">
            <text:p>-0.293357</text:p>
          </table:table-cell>
          <table:table-cell office:value-type="float" office:value="-0.293793" calcext:value-type="float">
            <text:p>-0.293793</text:p>
          </table:table-cell>
          <table:table-cell office:value-type="float" office:value="-0.292709" calcext:value-type="float">
            <text:p>-0.292709</text:p>
          </table:table-cell>
          <table:table-cell office:value-type="float" office:value="-0.292494" calcext:value-type="float">
            <text:p>-0.29249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0.293357" calcext:value-type="float">
            <text:p>-0.293357</text:p>
          </table:table-cell>
          <table:table-cell office:value-type="float" office:value="-0.293796" calcext:value-type="float">
            <text:p>-0.293796</text:p>
          </table:table-cell>
          <table:table-cell office:value-type="float" office:value="-0.292709" calcext:value-type="float">
            <text:p>-0.292709</text:p>
          </table:table-cell>
          <table:table-cell office:value-type="float" office:value="-0.292492" calcext:value-type="float">
            <text:p>-0.2924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-0.296097" calcext:value-type="float">
            <text:p>-0.296097</text:p>
          </table:table-cell>
          <table:table-cell office:value-type="float" office:value="-0.296947" calcext:value-type="float">
            <text:p>-0.296947</text:p>
          </table:table-cell>
          <table:table-cell office:value-type="float" office:value="-0.298997" calcext:value-type="float">
            <text:p>-0.298997</text:p>
          </table:table-cell>
          <table:table-cell office:value-type="float" office:value="-0.299337" calcext:value-type="float">
            <text:p>-0.29933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0.296097" calcext:value-type="float">
            <text:p>-0.296097</text:p>
          </table:table-cell>
          <table:table-cell office:value-type="float" office:value="-0.296949" calcext:value-type="float">
            <text:p>-0.296949</text:p>
          </table:table-cell>
          <table:table-cell office:value-type="float" office:value="-0.298997" calcext:value-type="float">
            <text:p>-0.298997</text:p>
          </table:table-cell>
          <table:table-cell office:value-type="float" office:value="-0.299339" calcext:value-type="float">
            <text:p>-0.2993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-0.293586" calcext:value-type="float">
            <text:p>-0.293586</text:p>
          </table:table-cell>
          <table:table-cell office:value-type="float" office:value="-0.294018" calcext:value-type="float">
            <text:p>-0.294018</text:p>
          </table:table-cell>
          <table:table-cell office:value-type="float" office:value="-0.292939" calcext:value-type="float">
            <text:p>-0.292939</text:p>
          </table:table-cell>
          <table:table-cell office:value-type="float" office:value="-0.292722" calcext:value-type="float">
            <text:p>-0.29272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-0.293586" calcext:value-type="float">
            <text:p>-0.293586</text:p>
          </table:table-cell>
          <table:table-cell office:value-type="float" office:value="-0.294019" calcext:value-type="float">
            <text:p>-0.294019</text:p>
          </table:table-cell>
          <table:table-cell office:value-type="float" office:value="-0.292939" calcext:value-type="float">
            <text:p>-0.292939</text:p>
          </table:table-cell>
          <table:table-cell office:value-type="float" office:value="-0.292719" calcext:value-type="float">
            <text:p>-0.2927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-0.295873" calcext:value-type="float">
            <text:p>-0.295873</text:p>
          </table:table-cell>
          <table:table-cell office:value-type="float" office:value="-0.296666" calcext:value-type="float">
            <text:p>-0.296666</text:p>
          </table:table-cell>
          <table:table-cell office:value-type="float" office:value="-0.298752" calcext:value-type="float">
            <text:p>-0.298752</text:p>
          </table:table-cell>
          <table:table-cell office:value-type="float" office:value="-0.299081" calcext:value-type="float">
            <text:p>-0.29908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0.295872" calcext:value-type="float">
            <text:p>-0.295872</text:p>
          </table:table-cell>
          <table:table-cell office:value-type="float" office:value="-0.296665" calcext:value-type="float">
            <text:p>-0.296665</text:p>
          </table:table-cell>
          <table:table-cell office:value-type="float" office:value="-0.298752" calcext:value-type="float">
            <text:p>-0.298752</text:p>
          </table:table-cell>
          <table:table-cell office:value-type="float" office:value="-0.299083" calcext:value-type="float">
            <text:p>-0.2990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-0.293781" calcext:value-type="float">
            <text:p>-0.293781</text:p>
          </table:table-cell>
          <table:table-cell office:value-type="float" office:value="-0.294193" calcext:value-type="float">
            <text:p>-0.294193</text:p>
          </table:table-cell>
          <table:table-cell office:value-type="float" office:value="-0.29315" calcext:value-type="float">
            <text:p>-0.29315</text:p>
          </table:table-cell>
          <table:table-cell office:value-type="float" office:value="-0.292921" calcext:value-type="float">
            <text:p>-0.29292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-0.293782" calcext:value-type="float">
            <text:p>-0.293782</text:p>
          </table:table-cell>
          <table:table-cell office:value-type="float" office:value="-0.294194" calcext:value-type="float">
            <text:p>-0.294194</text:p>
          </table:table-cell>
          <table:table-cell office:value-type="float" office:value="-0.293151" calcext:value-type="float">
            <text:p>-0.293151</text:p>
          </table:table-cell>
          <table:table-cell office:value-type="float" office:value="-0.292919" calcext:value-type="float">
            <text:p>-0.2929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-0.295684" calcext:value-type="float">
            <text:p>-0.295684</text:p>
          </table:table-cell>
          <table:table-cell office:value-type="float" office:value="-0.296432" calcext:value-type="float">
            <text:p>-0.296432</text:p>
          </table:table-cell>
          <table:table-cell office:value-type="float" office:value="-0.298529" calcext:value-type="float">
            <text:p>-0.298529</text:p>
          </table:table-cell>
          <table:table-cell office:value-type="float" office:value="-0.298864" calcext:value-type="float">
            <text:p>-0.29886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-0.295682" calcext:value-type="float">
            <text:p>-0.295682</text:p>
          </table:table-cell>
          <table:table-cell office:value-type="float" office:value="-0.296431" calcext:value-type="float">
            <text:p>-0.296431</text:p>
          </table:table-cell>
          <table:table-cell office:value-type="float" office:value="-0.298529" calcext:value-type="float">
            <text:p>-0.298529</text:p>
          </table:table-cell>
          <table:table-cell office:value-type="float" office:value="-0.298866" calcext:value-type="float">
            <text:p>-0.2988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-0.293947" calcext:value-type="float">
            <text:p>-0.293947</text:p>
          </table:table-cell>
          <table:table-cell office:value-type="float" office:value="-0.294346" calcext:value-type="float">
            <text:p>-0.294346</text:p>
          </table:table-cell>
          <table:table-cell office:value-type="float" office:value="-0.293345" calcext:value-type="float">
            <text:p>-0.293345</text:p>
          </table:table-cell>
          <table:table-cell office:value-type="float" office:value="-0.293108" calcext:value-type="float">
            <text:p>-0.29310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-0.293949" calcext:value-type="float">
            <text:p>-0.293949</text:p>
          </table:table-cell>
          <table:table-cell office:value-type="float" office:value="-0.294347" calcext:value-type="float">
            <text:p>-0.294347</text:p>
          </table:table-cell>
          <table:table-cell office:value-type="float" office:value="-0.293345" calcext:value-type="float">
            <text:p>-0.293345</text:p>
          </table:table-cell>
          <table:table-cell office:value-type="float" office:value="-0.293106" calcext:value-type="float">
            <text:p>-0.2931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-0.295523" calcext:value-type="float">
            <text:p>-0.295523</text:p>
          </table:table-cell>
          <table:table-cell office:value-type="float" office:value="-0.296259" calcext:value-type="float">
            <text:p>-0.296259</text:p>
          </table:table-cell>
          <table:table-cell office:value-type="float" office:value="-0.298325" calcext:value-type="float">
            <text:p>-0.298325</text:p>
          </table:table-cell>
          <table:table-cell office:value-type="float" office:value="-0.298669" calcext:value-type="float">
            <text:p>-0.29866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-0.295522" calcext:value-type="float">
            <text:p>-0.295522</text:p>
          </table:table-cell>
          <table:table-cell office:value-type="float" office:value="-0.296258" calcext:value-type="float">
            <text:p>-0.296258</text:p>
          </table:table-cell>
          <table:table-cell office:value-type="float" office:value="-0.298324" calcext:value-type="float">
            <text:p>-0.298324</text:p>
          </table:table-cell>
          <table:table-cell office:value-type="float" office:value="-0.298671" calcext:value-type="float">
            <text:p>-0.2986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-0.294089" calcext:value-type="float">
            <text:p>-0.294089</text:p>
          </table:table-cell>
          <table:table-cell office:value-type="float" office:value="-0.294483" calcext:value-type="float">
            <text:p>-0.294483</text:p>
          </table:table-cell>
          <table:table-cell office:value-type="float" office:value="-0.293524" calcext:value-type="float">
            <text:p>-0.293524</text:p>
          </table:table-cell>
          <table:table-cell office:value-type="float" office:value="-0.29328" calcext:value-type="float">
            <text:p>-0.2932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-0.29409" calcext:value-type="float">
            <text:p>-0.29409</text:p>
          </table:table-cell>
          <table:table-cell office:value-type="float" office:value="-0.294484" calcext:value-type="float">
            <text:p>-0.294484</text:p>
          </table:table-cell>
          <table:table-cell office:value-type="float" office:value="-0.293524" calcext:value-type="float">
            <text:p>-0.293524</text:p>
          </table:table-cell>
          <table:table-cell office:value-type="float" office:value="-0.293278" calcext:value-type="float">
            <text:p>-0.2932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-0.295387" calcext:value-type="float">
            <text:p>-0.295387</text:p>
          </table:table-cell>
          <table:table-cell office:value-type="float" office:value="-0.296119" calcext:value-type="float">
            <text:p>-0.296119</text:p>
          </table:table-cell>
          <table:table-cell office:value-type="float" office:value="-0.298137" calcext:value-type="float">
            <text:p>-0.298137</text:p>
          </table:table-cell>
          <table:table-cell office:value-type="float" office:value="-0.298492" calcext:value-type="float">
            <text:p>-0.29849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-0.295386" calcext:value-type="float">
            <text:p>-0.295386</text:p>
          </table:table-cell>
          <table:table-cell office:value-type="float" office:value="-0.296118" calcext:value-type="float">
            <text:p>-0.296118</text:p>
          </table:table-cell>
          <table:table-cell office:value-type="float" office:value="-0.298136" calcext:value-type="float">
            <text:p>-0.298136</text:p>
          </table:table-cell>
          <table:table-cell office:value-type="float" office:value="-0.298493" calcext:value-type="float">
            <text:p>-0.2984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-0.294208" calcext:value-type="float">
            <text:p>-0.294208</text:p>
          </table:table-cell>
          <table:table-cell office:value-type="float" office:value="-0.294604" calcext:value-type="float">
            <text:p>-0.294604</text:p>
          </table:table-cell>
          <table:table-cell office:value-type="float" office:value="-0.293689" calcext:value-type="float">
            <text:p>-0.293689</text:p>
          </table:table-cell>
          <table:table-cell office:value-type="float" office:value="-0.293437" calcext:value-type="float">
            <text:p>-0.29343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-0.29421" calcext:value-type="float">
            <text:p>-0.29421</text:p>
          </table:table-cell>
          <table:table-cell office:value-type="float" office:value="-0.294605" calcext:value-type="float">
            <text:p>-0.294605</text:p>
          </table:table-cell>
          <table:table-cell office:value-type="float" office:value="-0.293689" calcext:value-type="float">
            <text:p>-0.293689</text:p>
          </table:table-cell>
          <table:table-cell office:value-type="float" office:value="-0.293435" calcext:value-type="float">
            <text:p>-0.2934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-0.295273" calcext:value-type="float">
            <text:p>-0.295273</text:p>
          </table:table-cell>
          <table:table-cell office:value-type="float" office:value="-0.295999" calcext:value-type="float">
            <text:p>-0.295999</text:p>
          </table:table-cell>
          <table:table-cell office:value-type="float" office:value="-0.297965" calcext:value-type="float">
            <text:p>-0.297965</text:p>
          </table:table-cell>
          <table:table-cell office:value-type="float" office:value="-0.298329" calcext:value-type="float">
            <text:p>-0.29832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0.295271" calcext:value-type="float">
            <text:p>-0.295271</text:p>
          </table:table-cell>
          <table:table-cell office:value-type="float" office:value="-0.295998" calcext:value-type="float">
            <text:p>-0.295998</text:p>
          </table:table-cell>
          <table:table-cell office:value-type="float" office:value="-0.297964" calcext:value-type="float">
            <text:p>-0.297964</text:p>
          </table:table-cell>
          <table:table-cell office:value-type="float" office:value="-0.298331" calcext:value-type="float">
            <text:p>-0.2983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-0.29431" calcext:value-type="float">
            <text:p>-0.29431</text:p>
          </table:table-cell>
          <table:table-cell office:value-type="float" office:value="-0.29471" calcext:value-type="float">
            <text:p>-0.29471</text:p>
          </table:table-cell>
          <table:table-cell office:value-type="float" office:value="-0.293841" calcext:value-type="float">
            <text:p>-0.293841</text:p>
          </table:table-cell>
          <table:table-cell office:value-type="float" office:value="-0.293581" calcext:value-type="float">
            <text:p>-0.29358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-0.294311" calcext:value-type="float">
            <text:p>-0.294311</text:p>
          </table:table-cell>
          <table:table-cell office:value-type="float" office:value="-0.294711" calcext:value-type="float">
            <text:p>-0.294711</text:p>
          </table:table-cell>
          <table:table-cell office:value-type="float" office:value="-0.293842" calcext:value-type="float">
            <text:p>-0.293842</text:p>
          </table:table-cell>
          <table:table-cell office:value-type="float" office:value="-0.293579" calcext:value-type="float">
            <text:p>-0.2935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-0.295176" calcext:value-type="float">
            <text:p>-0.295176</text:p>
          </table:table-cell>
          <table:table-cell office:value-type="float" office:value="-0.295895" calcext:value-type="float">
            <text:p>-0.295895</text:p>
          </table:table-cell>
          <table:table-cell office:value-type="float" office:value="-0.297806" calcext:value-type="float">
            <text:p>-0.297806</text:p>
          </table:table-cell>
          <table:table-cell office:value-type="float" office:value="-0.29818" calcext:value-type="float">
            <text:p>-0.2981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-0.295175" calcext:value-type="float">
            <text:p>-0.295175</text:p>
          </table:table-cell>
          <table:table-cell office:value-type="float" office:value="-0.295894" calcext:value-type="float">
            <text:p>-0.295894</text:p>
          </table:table-cell>
          <table:table-cell office:value-type="float" office:value="-0.297805" calcext:value-type="float">
            <text:p>-0.297805</text:p>
          </table:table-cell>
          <table:table-cell office:value-type="float" office:value="-0.298182" calcext:value-type="float">
            <text:p>-0.2981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-0.294395" calcext:value-type="float">
            <text:p>-0.294395</text:p>
          </table:table-cell>
          <table:table-cell office:value-type="float" office:value="-0.294804" calcext:value-type="float">
            <text:p>-0.294804</text:p>
          </table:table-cell>
          <table:table-cell office:value-type="float" office:value="-0.293982" calcext:value-type="float">
            <text:p>-0.293982</text:p>
          </table:table-cell>
          <table:table-cell office:value-type="float" office:value="-0.293714" calcext:value-type="float">
            <text:p>-0.29371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-0.294397" calcext:value-type="float">
            <text:p>-0.294397</text:p>
          </table:table-cell>
          <table:table-cell office:value-type="float" office:value="-0.294805" calcext:value-type="float">
            <text:p>-0.294805</text:p>
          </table:table-cell>
          <table:table-cell office:value-type="float" office:value="-0.293983" calcext:value-type="float">
            <text:p>-0.293983</text:p>
          </table:table-cell>
          <table:table-cell office:value-type="float" office:value="-0.293713" calcext:value-type="float">
            <text:p>-0.2937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-0.295096" calcext:value-type="float">
            <text:p>-0.295096</text:p>
          </table:table-cell>
          <table:table-cell office:value-type="float" office:value="-0.295804" calcext:value-type="float">
            <text:p>-0.295804</text:p>
          </table:table-cell>
          <table:table-cell office:value-type="float" office:value="-0.297659" calcext:value-type="float">
            <text:p>-0.297659</text:p>
          </table:table-cell>
          <table:table-cell office:value-type="float" office:value="-0.298043" calcext:value-type="float">
            <text:p>-0.29804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-0.295094" calcext:value-type="float">
            <text:p>-0.295094</text:p>
          </table:table-cell>
          <table:table-cell office:value-type="float" office:value="-0.295803" calcext:value-type="float">
            <text:p>-0.295803</text:p>
          </table:table-cell>
          <table:table-cell office:value-type="float" office:value="-0.297659" calcext:value-type="float">
            <text:p>-0.297659</text:p>
          </table:table-cell>
          <table:table-cell office:value-type="float" office:value="-0.298044" calcext:value-type="float">
            <text:p>-0.2980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-0.294467" calcext:value-type="float">
            <text:p>-0.294467</text:p>
          </table:table-cell>
          <table:table-cell office:value-type="float" office:value="-0.294885" calcext:value-type="float">
            <text:p>-0.294885</text:p>
          </table:table-cell>
          <table:table-cell office:value-type="float" office:value="-0.294113" calcext:value-type="float">
            <text:p>-0.294113</text:p>
          </table:table-cell>
          <table:table-cell office:value-type="float" office:value="-0.293837" calcext:value-type="float">
            <text:p>-0.29383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-0.294469" calcext:value-type="float">
            <text:p>-0.294469</text:p>
          </table:table-cell>
          <table:table-cell office:value-type="float" office:value="-0.294886" calcext:value-type="float">
            <text:p>-0.294886</text:p>
          </table:table-cell>
          <table:table-cell office:value-type="float" office:value="-0.294113" calcext:value-type="float">
            <text:p>-0.294113</text:p>
          </table:table-cell>
          <table:table-cell office:value-type="float" office:value="-0.293836" calcext:value-type="float">
            <text:p>-0.2938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-0.295028" calcext:value-type="float">
            <text:p>-0.295028</text:p>
          </table:table-cell>
          <table:table-cell office:value-type="float" office:value="-0.295725" calcext:value-type="float">
            <text:p>-0.295725</text:p>
          </table:table-cell>
          <table:table-cell office:value-type="float" office:value="-0.297524" calcext:value-type="float">
            <text:p>-0.297524</text:p>
          </table:table-cell>
          <table:table-cell office:value-type="float" office:value="-0.297915" calcext:value-type="float">
            <text:p>-0.29791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-0.295026" calcext:value-type="float">
            <text:p>-0.295026</text:p>
          </table:table-cell>
          <table:table-cell office:value-type="float" office:value="-0.295723" calcext:value-type="float">
            <text:p>-0.295723</text:p>
          </table:table-cell>
          <table:table-cell office:value-type="float" office:value="-0.297524" calcext:value-type="float">
            <text:p>-0.297524</text:p>
          </table:table-cell>
          <table:table-cell office:value-type="float" office:value="-0.297917" calcext:value-type="float">
            <text:p>-0.2979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-0.294527" calcext:value-type="float">
            <text:p>-0.294527</text:p>
          </table:table-cell>
          <table:table-cell office:value-type="float" office:value="-0.294957" calcext:value-type="float">
            <text:p>-0.294957</text:p>
          </table:table-cell>
          <table:table-cell office:value-type="float" office:value="-0.294234" calcext:value-type="float">
            <text:p>-0.294234</text:p>
          </table:table-cell>
          <table:table-cell office:value-type="float" office:value="-0.293951" calcext:value-type="float">
            <text:p>-0.29395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-0.294529" calcext:value-type="float">
            <text:p>-0.294529</text:p>
          </table:table-cell>
          <table:table-cell office:value-type="float" office:value="-0.294958" calcext:value-type="float">
            <text:p>-0.294958</text:p>
          </table:table-cell>
          <table:table-cell office:value-type="float" office:value="-0.294234" calcext:value-type="float">
            <text:p>-0.294234</text:p>
          </table:table-cell>
          <table:table-cell office:value-type="float" office:value="-0.29395" calcext:value-type="float">
            <text:p>-0.293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-0.294972" calcext:value-type="float">
            <text:p>-0.294972</text:p>
          </table:table-cell>
          <table:table-cell office:value-type="float" office:value="-0.295655" calcext:value-type="float">
            <text:p>-0.295655</text:p>
          </table:table-cell>
          <table:table-cell office:value-type="float" office:value="-0.2974" calcext:value-type="float">
            <text:p>-0.2974</text:p>
          </table:table-cell>
          <table:table-cell office:value-type="float" office:value="-0.297797" calcext:value-type="float">
            <text:p>-0.29779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-0.29497" calcext:value-type="float">
            <text:p>-0.29497</text:p>
          </table:table-cell>
          <table:table-cell office:value-type="float" office:value="-0.295654" calcext:value-type="float">
            <text:p>-0.295654</text:p>
          </table:table-cell>
          <table:table-cell office:value-type="float" office:value="-0.297399" calcext:value-type="float">
            <text:p>-0.297399</text:p>
          </table:table-cell>
          <table:table-cell office:value-type="float" office:value="-0.297798" calcext:value-type="float">
            <text:p>-0.2977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-0.294577" calcext:value-type="float">
            <text:p>-0.294577</text:p>
          </table:table-cell>
          <table:table-cell office:value-type="float" office:value="-0.295019" calcext:value-type="float">
            <text:p>-0.295019</text:p>
          </table:table-cell>
          <table:table-cell office:value-type="float" office:value="-0.294345" calcext:value-type="float">
            <text:p>-0.294345</text:p>
          </table:table-cell>
          <table:table-cell office:value-type="float" office:value="-0.294058" calcext:value-type="float">
            <text:p>-0.29405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-0.294579" calcext:value-type="float">
            <text:p>-0.294579</text:p>
          </table:table-cell>
          <table:table-cell office:value-type="float" office:value="-0.29502" calcext:value-type="float">
            <text:p>-0.29502</text:p>
          </table:table-cell>
          <table:table-cell office:value-type="float" office:value="-0.294346" calcext:value-type="float">
            <text:p>-0.294346</text:p>
          </table:table-cell>
          <table:table-cell office:value-type="float" office:value="-0.294057" calcext:value-type="float">
            <text:p>-0.294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0.294925" calcext:value-type="float">
            <text:p>-0.294925</text:p>
          </table:table-cell>
          <table:table-cell office:value-type="float" office:value="-0.295595" calcext:value-type="float">
            <text:p>-0.295595</text:p>
          </table:table-cell>
          <table:table-cell office:value-type="float" office:value="-0.297285" calcext:value-type="float">
            <text:p>-0.297285</text:p>
          </table:table-cell>
          <table:table-cell office:value-type="float" office:value="-0.297687" calcext:value-type="float">
            <text:p>-0.29768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-0.294923" calcext:value-type="float">
            <text:p>-0.294923</text:p>
          </table:table-cell>
          <table:table-cell office:value-type="float" office:value="-0.295594" calcext:value-type="float">
            <text:p>-0.295594</text:p>
          </table:table-cell>
          <table:table-cell office:value-type="float" office:value="-0.297284" calcext:value-type="float">
            <text:p>-0.297284</text:p>
          </table:table-cell>
          <table:table-cell office:value-type="float" office:value="-0.297688" calcext:value-type="float">
            <text:p>-0.2976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-0.294619" calcext:value-type="float">
            <text:p>-0.294619</text:p>
          </table:table-cell>
          <table:table-cell office:value-type="float" office:value="-0.295073" calcext:value-type="float">
            <text:p>-0.295073</text:p>
          </table:table-cell>
          <table:table-cell office:value-type="float" office:value="-0.294449" calcext:value-type="float">
            <text:p>-0.294449</text:p>
          </table:table-cell>
          <table:table-cell office:value-type="float" office:value="-0.294157" calcext:value-type="float">
            <text:p>-0.29415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-0.294621" calcext:value-type="float">
            <text:p>-0.294621</text:p>
          </table:table-cell>
          <table:table-cell office:value-type="float" office:value="-0.295074" calcext:value-type="float">
            <text:p>-0.295074</text:p>
          </table:table-cell>
          <table:table-cell office:value-type="float" office:value="-0.29445" calcext:value-type="float">
            <text:p>-0.29445</text:p>
          </table:table-cell>
          <table:table-cell office:value-type="float" office:value="-0.294156" calcext:value-type="float">
            <text:p>-0.2941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-0.294887" calcext:value-type="float">
            <text:p>-0.294887</text:p>
          </table:table-cell>
          <table:table-cell office:value-type="float" office:value="-0.295543" calcext:value-type="float">
            <text:p>-0.295543</text:p>
          </table:table-cell>
          <table:table-cell office:value-type="float" office:value="-0.297178" calcext:value-type="float">
            <text:p>-0.297178</text:p>
          </table:table-cell>
          <table:table-cell office:value-type="float" office:value="-0.297584" calcext:value-type="float">
            <text:p>-0.29758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-0.294885" calcext:value-type="float">
            <text:p>-0.294885</text:p>
          </table:table-cell>
          <table:table-cell office:value-type="float" office:value="-0.295542" calcext:value-type="float">
            <text:p>-0.295542</text:p>
          </table:table-cell>
          <table:table-cell office:value-type="float" office:value="-0.297177" calcext:value-type="float">
            <text:p>-0.297177</text:p>
          </table:table-cell>
          <table:table-cell office:value-type="float" office:value="-0.297585" calcext:value-type="float">
            <text:p>-0.2975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-0.294653" calcext:value-type="float">
            <text:p>-0.294653</text:p>
          </table:table-cell>
          <table:table-cell office:value-type="float" office:value="-0.295119" calcext:value-type="float">
            <text:p>-0.295119</text:p>
          </table:table-cell>
          <table:table-cell office:value-type="float" office:value="-0.294545" calcext:value-type="float">
            <text:p>-0.294545</text:p>
          </table:table-cell>
          <table:table-cell office:value-type="float" office:value="-0.294251" calcext:value-type="float">
            <text:p>-0.29425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-0.294655" calcext:value-type="float">
            <text:p>-0.294655</text:p>
          </table:table-cell>
          <table:table-cell office:value-type="float" office:value="-0.295121" calcext:value-type="float">
            <text:p>-0.295121</text:p>
          </table:table-cell>
          <table:table-cell office:value-type="float" office:value="-0.294546" calcext:value-type="float">
            <text:p>-0.294546</text:p>
          </table:table-cell>
          <table:table-cell office:value-type="float" office:value="-0.29425" calcext:value-type="float">
            <text:p>-0.294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-0.294855" calcext:value-type="float">
            <text:p>-0.294855</text:p>
          </table:table-cell>
          <table:table-cell office:value-type="float" office:value="-0.295498" calcext:value-type="float">
            <text:p>-0.295498</text:p>
          </table:table-cell>
          <table:table-cell office:value-type="float" office:value="-0.297079" calcext:value-type="float">
            <text:p>-0.297079</text:p>
          </table:table-cell>
          <table:table-cell office:value-type="float" office:value="-0.297487" calcext:value-type="float">
            <text:p>-0.29748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-0.294853" calcext:value-type="float">
            <text:p>-0.294853</text:p>
          </table:table-cell>
          <table:table-cell office:value-type="float" office:value="-0.295497" calcext:value-type="float">
            <text:p>-0.295497</text:p>
          </table:table-cell>
          <table:table-cell office:value-type="float" office:value="-0.297078" calcext:value-type="float">
            <text:p>-0.297078</text:p>
          </table:table-cell>
          <table:table-cell office:value-type="float" office:value="-0.297488" calcext:value-type="float">
            <text:p>-0.2974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-0.294682" calcext:value-type="float">
            <text:p>-0.294682</text:p>
          </table:table-cell>
          <table:table-cell office:value-type="float" office:value="-0.29516" calcext:value-type="float">
            <text:p>-0.29516</text:p>
          </table:table-cell>
          <table:table-cell office:value-type="float" office:value="-0.294635" calcext:value-type="float">
            <text:p>-0.294635</text:p>
          </table:table-cell>
          <table:table-cell office:value-type="float" office:value="-0.294338" calcext:value-type="float">
            <text:p>-0.29433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-0.294684" calcext:value-type="float">
            <text:p>-0.294684</text:p>
          </table:table-cell>
          <table:table-cell office:value-type="float" office:value="-0.295161" calcext:value-type="float">
            <text:p>-0.295161</text:p>
          </table:table-cell>
          <table:table-cell office:value-type="float" office:value="-0.294635" calcext:value-type="float">
            <text:p>-0.294635</text:p>
          </table:table-cell>
          <table:table-cell office:value-type="float" office:value="-0.294337" calcext:value-type="float">
            <text:p>-0.2943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-0.294829" calcext:value-type="float">
            <text:p>-0.294829</text:p>
          </table:table-cell>
          <table:table-cell office:value-type="float" office:value="-0.29546" calcext:value-type="float">
            <text:p>-0.29546</text:p>
          </table:table-cell>
          <table:table-cell office:value-type="float" office:value="-0.296988" calcext:value-type="float">
            <text:p>-0.296988</text:p>
          </table:table-cell>
          <table:table-cell office:value-type="float" office:value="-0.297397" calcext:value-type="float">
            <text:p>-0.29739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-0.294827" calcext:value-type="float">
            <text:p>-0.294827</text:p>
          </table:table-cell>
          <table:table-cell office:value-type="float" office:value="-0.295458" calcext:value-type="float">
            <text:p>-0.295458</text:p>
          </table:table-cell>
          <table:table-cell office:value-type="float" office:value="-0.296987" calcext:value-type="float">
            <text:p>-0.296987</text:p>
          </table:table-cell>
          <table:table-cell office:value-type="float" office:value="-0.297398" calcext:value-type="float">
            <text:p>-0.2973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-0.294705" calcext:value-type="float">
            <text:p>-0.294705</text:p>
          </table:table-cell>
          <table:table-cell office:value-type="float" office:value="-0.295194" calcext:value-type="float">
            <text:p>-0.295194</text:p>
          </table:table-cell>
          <table:table-cell office:value-type="float" office:value="-0.294718" calcext:value-type="float">
            <text:p>-0.294718</text:p>
          </table:table-cell>
          <table:table-cell office:value-type="float" office:value="-0.29442" calcext:value-type="float">
            <text:p>-0.2944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-0.294707" calcext:value-type="float">
            <text:p>-0.294707</text:p>
          </table:table-cell>
          <table:table-cell office:value-type="float" office:value="-0.295195" calcext:value-type="float">
            <text:p>-0.295195</text:p>
          </table:table-cell>
          <table:table-cell office:value-type="float" office:value="-0.294718" calcext:value-type="float">
            <text:p>-0.294718</text:p>
          </table:table-cell>
          <table:table-cell office:value-type="float" office:value="-0.294419" calcext:value-type="float">
            <text:p>-0.2944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-0.294808" calcext:value-type="float">
            <text:p>-0.294808</text:p>
          </table:table-cell>
          <table:table-cell office:value-type="float" office:value="-0.295427" calcext:value-type="float">
            <text:p>-0.295427</text:p>
          </table:table-cell>
          <table:table-cell office:value-type="float" office:value="-0.296903" calcext:value-type="float">
            <text:p>-0.296903</text:p>
          </table:table-cell>
          <table:table-cell office:value-type="float" office:value="-0.297312" calcext:value-type="float">
            <text:p>-0.29731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-0.294806" calcext:value-type="float">
            <text:p>-0.294806</text:p>
          </table:table-cell>
          <table:table-cell office:value-type="float" office:value="-0.295426" calcext:value-type="float">
            <text:p>-0.295426</text:p>
          </table:table-cell>
          <table:table-cell office:value-type="float" office:value="-0.296902" calcext:value-type="float">
            <text:p>-0.296902</text:p>
          </table:table-cell>
          <table:table-cell office:value-type="float" office:value="-0.297313" calcext:value-type="float">
            <text:p>-0.2973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-0.294724" calcext:value-type="float">
            <text:p>-0.294724</text:p>
          </table:table-cell>
          <table:table-cell office:value-type="float" office:value="-0.295224" calcext:value-type="float">
            <text:p>-0.295224</text:p>
          </table:table-cell>
          <table:table-cell office:value-type="float" office:value="-0.294795" calcext:value-type="float">
            <text:p>-0.294795</text:p>
          </table:table-cell>
          <table:table-cell office:value-type="float" office:value="-0.294497" calcext:value-type="float">
            <text:p>-0.29449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-0.294726" calcext:value-type="float">
            <text:p>-0.294726</text:p>
          </table:table-cell>
          <table:table-cell office:value-type="float" office:value="-0.295225" calcext:value-type="float">
            <text:p>-0.295225</text:p>
          </table:table-cell>
          <table:table-cell office:value-type="float" office:value="-0.294795" calcext:value-type="float">
            <text:p>-0.294795</text:p>
          </table:table-cell>
          <table:table-cell office:value-type="float" office:value="-0.294496" calcext:value-type="float">
            <text:p>-0.2944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-0.294791" calcext:value-type="float">
            <text:p>-0.294791</text:p>
          </table:table-cell>
          <table:table-cell office:value-type="float" office:value="-0.295399" calcext:value-type="float">
            <text:p>-0.295399</text:p>
          </table:table-cell>
          <table:table-cell office:value-type="float" office:value="-0.296825" calcext:value-type="float">
            <text:p>-0.296825</text:p>
          </table:table-cell>
          <table:table-cell office:value-type="float" office:value="-0.297233" calcext:value-type="float">
            <text:p>-0.29723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-0.294789" calcext:value-type="float">
            <text:p>-0.294789</text:p>
          </table:table-cell>
          <table:table-cell office:value-type="float" office:value="-0.295397" calcext:value-type="float">
            <text:p>-0.295397</text:p>
          </table:table-cell>
          <table:table-cell office:value-type="float" office:value="-0.296824" calcext:value-type="float">
            <text:p>-0.296824</text:p>
          </table:table-cell>
          <table:table-cell office:value-type="float" office:value="-0.297233" calcext:value-type="float">
            <text:p>-0.2972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-0.294739" calcext:value-type="float">
            <text:p>-0.294739</text:p>
          </table:table-cell>
          <table:table-cell office:value-type="float" office:value="-0.295249" calcext:value-type="float">
            <text:p>-0.295249</text:p>
          </table:table-cell>
          <table:table-cell office:value-type="float" office:value="-0.294866" calcext:value-type="float">
            <text:p>-0.294866</text:p>
          </table:table-cell>
          <table:table-cell office:value-type="float" office:value="-0.29457" calcext:value-type="float">
            <text:p>-0.2945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-0.294741" calcext:value-type="float">
            <text:p>-0.294741</text:p>
          </table:table-cell>
          <table:table-cell office:value-type="float" office:value="-0.29525" calcext:value-type="float">
            <text:p>-0.29525</text:p>
          </table:table-cell>
          <table:table-cell office:value-type="float" office:value="-0.294867" calcext:value-type="float">
            <text:p>-0.294867</text:p>
          </table:table-cell>
          <table:table-cell office:value-type="float" office:value="-0.294569" calcext:value-type="float">
            <text:p>-0.2945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-0.294777" calcext:value-type="float">
            <text:p>-0.294777</text:p>
          </table:table-cell>
          <table:table-cell office:value-type="float" office:value="-0.295375" calcext:value-type="float">
            <text:p>-0.295375</text:p>
          </table:table-cell>
          <table:table-cell office:value-type="float" office:value="-0.296752" calcext:value-type="float">
            <text:p>-0.296752</text:p>
          </table:table-cell>
          <table:table-cell office:value-type="float" office:value="-0.297158" calcext:value-type="float">
            <text:p>-0.29715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-0.294775" calcext:value-type="float">
            <text:p>-0.294775</text:p>
          </table:table-cell>
          <table:table-cell office:value-type="float" office:value="-0.295374" calcext:value-type="float">
            <text:p>-0.295374</text:p>
          </table:table-cell>
          <table:table-cell office:value-type="float" office:value="-0.296751" calcext:value-type="float">
            <text:p>-0.296751</text:p>
          </table:table-cell>
          <table:table-cell office:value-type="float" office:value="-0.297158" calcext:value-type="float">
            <text:p>-0.2971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-0.294751" calcext:value-type="float">
            <text:p>-0.294751</text:p>
          </table:table-cell>
          <table:table-cell office:value-type="float" office:value="-0.29527" calcext:value-type="float">
            <text:p>-0.29527</text:p>
          </table:table-cell>
          <table:table-cell office:value-type="float" office:value="-0.294933" calcext:value-type="float">
            <text:p>-0.294933</text:p>
          </table:table-cell>
          <table:table-cell office:value-type="float" office:value="-0.294638" calcext:value-type="float">
            <text:p>-0.29463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-0.294753" calcext:value-type="float">
            <text:p>-0.294753</text:p>
          </table:table-cell>
          <table:table-cell office:value-type="float" office:value="-0.295271" calcext:value-type="float">
            <text:p>-0.295271</text:p>
          </table:table-cell>
          <table:table-cell office:value-type="float" office:value="-0.294934" calcext:value-type="float">
            <text:p>-0.294934</text:p>
          </table:table-cell>
          <table:table-cell office:value-type="float" office:value="-0.294637" calcext:value-type="float">
            <text:p>-0.2946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-0.294767" calcext:value-type="float">
            <text:p>-0.294767</text:p>
          </table:table-cell>
          <table:table-cell office:value-type="float" office:value="-0.295355" calcext:value-type="float">
            <text:p>-0.295355</text:p>
          </table:table-cell>
          <table:table-cell office:value-type="float" office:value="-0.296684" calcext:value-type="float">
            <text:p>-0.296684</text:p>
          </table:table-cell>
          <table:table-cell office:value-type="float" office:value="-0.297087" calcext:value-type="float">
            <text:p>-0.29708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-0.294765" calcext:value-type="float">
            <text:p>-0.294765</text:p>
          </table:table-cell>
          <table:table-cell office:value-type="float" office:value="-0.295354" calcext:value-type="float">
            <text:p>-0.295354</text:p>
          </table:table-cell>
          <table:table-cell office:value-type="float" office:value="-0.296683" calcext:value-type="float">
            <text:p>-0.296683</text:p>
          </table:table-cell>
          <table:table-cell office:value-type="float" office:value="-0.297088" calcext:value-type="float">
            <text:p>-0.2970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-0.29476" calcext:value-type="float">
            <text:p>-0.29476</text:p>
          </table:table-cell>
          <table:table-cell office:value-type="float" office:value="-0.295288" calcext:value-type="float">
            <text:p>-0.295288</text:p>
          </table:table-cell>
          <table:table-cell office:value-type="float" office:value="-0.294995" calcext:value-type="float">
            <text:p>-0.294995</text:p>
          </table:table-cell>
          <table:table-cell office:value-type="float" office:value="-0.294702" calcext:value-type="float">
            <text:p>-0.29470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-0.294762" calcext:value-type="float">
            <text:p>-0.294762</text:p>
          </table:table-cell>
          <table:table-cell office:value-type="float" office:value="-0.295289" calcext:value-type="float">
            <text:p>-0.295289</text:p>
          </table:table-cell>
          <table:table-cell office:value-type="float" office:value="-0.294996" calcext:value-type="float">
            <text:p>-0.294996</text:p>
          </table:table-cell>
          <table:table-cell office:value-type="float" office:value="-0.294702" calcext:value-type="float">
            <text:p>-0.2947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-0.294758" calcext:value-type="float">
            <text:p>-0.294758</text:p>
          </table:table-cell>
          <table:table-cell office:value-type="float" office:value="-0.295338" calcext:value-type="float">
            <text:p>-0.295338</text:p>
          </table:table-cell>
          <table:table-cell office:value-type="float" office:value="-0.296621" calcext:value-type="float">
            <text:p>-0.296621</text:p>
          </table:table-cell>
          <table:table-cell office:value-type="float" office:value="-0.297021" calcext:value-type="float">
            <text:p>-0.29702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-0.294756" calcext:value-type="float">
            <text:p>-0.294756</text:p>
          </table:table-cell>
          <table:table-cell office:value-type="float" office:value="-0.295337" calcext:value-type="float">
            <text:p>-0.295337</text:p>
          </table:table-cell>
          <table:table-cell office:value-type="float" office:value="-0.296621" calcext:value-type="float">
            <text:p>-0.296621</text:p>
          </table:table-cell>
          <table:table-cell office:value-type="float" office:value="-0.297021" calcext:value-type="float">
            <text:p>-0.2970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-0.294767" calcext:value-type="float">
            <text:p>-0.294767</text:p>
          </table:table-cell>
          <table:table-cell office:value-type="float" office:value="-0.295303" calcext:value-type="float">
            <text:p>-0.295303</text:p>
          </table:table-cell>
          <table:table-cell office:value-type="float" office:value="-0.295052" calcext:value-type="float">
            <text:p>-0.295052</text:p>
          </table:table-cell>
          <table:table-cell office:value-type="float" office:value="-0.294763" calcext:value-type="float">
            <text:p>-0.29476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-0.294769" calcext:value-type="float">
            <text:p>-0.294769</text:p>
          </table:table-cell>
          <table:table-cell office:value-type="float" office:value="-0.295304" calcext:value-type="float">
            <text:p>-0.295304</text:p>
          </table:table-cell>
          <table:table-cell office:value-type="float" office:value="-0.295053" calcext:value-type="float">
            <text:p>-0.295053</text:p>
          </table:table-cell>
          <table:table-cell office:value-type="float" office:value="-0.294763" calcext:value-type="float">
            <text:p>-0.2947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-0.294752" calcext:value-type="float">
            <text:p>-0.294752</text:p>
          </table:table-cell>
          <table:table-cell office:value-type="float" office:value="-0.295325" calcext:value-type="float">
            <text:p>-0.295325</text:p>
          </table:table-cell>
          <table:table-cell office:value-type="float" office:value="-0.296563" calcext:value-type="float">
            <text:p>-0.296563</text:p>
          </table:table-cell>
          <table:table-cell office:value-type="float" office:value="-0.296958" calcext:value-type="float">
            <text:p>-0.29695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-0.29475" calcext:value-type="float">
            <text:p>-0.29475</text:p>
          </table:table-cell>
          <table:table-cell office:value-type="float" office:value="-0.295323" calcext:value-type="float">
            <text:p>-0.295323</text:p>
          </table:table-cell>
          <table:table-cell office:value-type="float" office:value="-0.296562" calcext:value-type="float">
            <text:p>-0.296562</text:p>
          </table:table-cell>
          <table:table-cell office:value-type="float" office:value="-0.296958" calcext:value-type="float">
            <text:p>-0.2969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-0.294773" calcext:value-type="float">
            <text:p>-0.294773</text:p>
          </table:table-cell>
          <table:table-cell office:value-type="float" office:value="-0.295315" calcext:value-type="float">
            <text:p>-0.295315</text:p>
          </table:table-cell>
          <table:table-cell office:value-type="float" office:value="-0.295106" calcext:value-type="float">
            <text:p>-0.295106</text:p>
          </table:table-cell>
          <table:table-cell office:value-type="float" office:value="-0.294821" calcext:value-type="float">
            <text:p>-0.29482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-0.294775" calcext:value-type="float">
            <text:p>-0.294775</text:p>
          </table:table-cell>
          <table:table-cell office:value-type="float" office:value="-0.295316" calcext:value-type="float">
            <text:p>-0.295316</text:p>
          </table:table-cell>
          <table:table-cell office:value-type="float" office:value="-0.295107" calcext:value-type="float">
            <text:p>-0.295107</text:p>
          </table:table-cell>
          <table:table-cell office:value-type="float" office:value="-0.294821" calcext:value-type="float">
            <text:p>-0.2948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-0.294747" calcext:value-type="float">
            <text:p>-0.294747</text:p>
          </table:table-cell>
          <table:table-cell office:value-type="float" office:value="-0.295313" calcext:value-type="float">
            <text:p>-0.295313</text:p>
          </table:table-cell>
          <table:table-cell office:value-type="float" office:value="-0.296509" calcext:value-type="float">
            <text:p>-0.296509</text:p>
          </table:table-cell>
          <table:table-cell office:value-type="float" office:value="-0.296899" calcext:value-type="float">
            <text:p>-0.29689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-0.294745" calcext:value-type="float">
            <text:p>-0.294745</text:p>
          </table:table-cell>
          <table:table-cell office:value-type="float" office:value="-0.295312" calcext:value-type="float">
            <text:p>-0.295312</text:p>
          </table:table-cell>
          <table:table-cell office:value-type="float" office:value="-0.296508" calcext:value-type="float">
            <text:p>-0.296508</text:p>
          </table:table-cell>
          <table:table-cell office:value-type="float" office:value="-0.296899" calcext:value-type="float">
            <text:p>-0.2968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-0.294777" calcext:value-type="float">
            <text:p>-0.294777</text:p>
          </table:table-cell>
          <table:table-cell office:value-type="float" office:value="-0.295325" calcext:value-type="float">
            <text:p>-0.295325</text:p>
          </table:table-cell>
          <table:table-cell office:value-type="float" office:value="-0.295156" calcext:value-type="float">
            <text:p>-0.295156</text:p>
          </table:table-cell>
          <table:table-cell office:value-type="float" office:value="-0.294876" calcext:value-type="float">
            <text:p>-0.29487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-0.294779" calcext:value-type="float">
            <text:p>-0.294779</text:p>
          </table:table-cell>
          <table:table-cell office:value-type="float" office:value="-0.295326" calcext:value-type="float">
            <text:p>-0.295326</text:p>
          </table:table-cell>
          <table:table-cell office:value-type="float" office:value="-0.295156" calcext:value-type="float">
            <text:p>-0.295156</text:p>
          </table:table-cell>
          <table:table-cell office:value-type="float" office:value="-0.294875" calcext:value-type="float">
            <text:p>-0.2948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-0.294744" calcext:value-type="float">
            <text:p>-0.294744</text:p>
          </table:table-cell>
          <table:table-cell office:value-type="float" office:value="-0.295304" calcext:value-type="float">
            <text:p>-0.295304</text:p>
          </table:table-cell>
          <table:table-cell office:value-type="float" office:value="-0.296459" calcext:value-type="float">
            <text:p>-0.296459</text:p>
          </table:table-cell>
          <table:table-cell office:value-type="float" office:value="-0.296843" calcext:value-type="float">
            <text:p>-0.29684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-0.294742" calcext:value-type="float">
            <text:p>-0.294742</text:p>
          </table:table-cell>
          <table:table-cell office:value-type="float" office:value="-0.295303" calcext:value-type="float">
            <text:p>-0.295303</text:p>
          </table:table-cell>
          <table:table-cell office:value-type="float" office:value="-0.296458" calcext:value-type="float">
            <text:p>-0.296458</text:p>
          </table:table-cell>
          <table:table-cell office:value-type="float" office:value="-0.296843" calcext:value-type="float">
            <text:p>-0.2968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-0.29478" calcext:value-type="float">
            <text:p>-0.29478</text:p>
          </table:table-cell>
          <table:table-cell office:value-type="float" office:value="-0.295333" calcext:value-type="float">
            <text:p>-0.295333</text:p>
          </table:table-cell>
          <table:table-cell office:value-type="float" office:value="-0.295202" calcext:value-type="float">
            <text:p>-0.295202</text:p>
          </table:table-cell>
          <table:table-cell office:value-type="float" office:value="-0.294927" calcext:value-type="float">
            <text:p>-0.29492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-0.294782" calcext:value-type="float">
            <text:p>-0.294782</text:p>
          </table:table-cell>
          <table:table-cell office:value-type="float" office:value="-0.295334" calcext:value-type="float">
            <text:p>-0.295334</text:p>
          </table:table-cell>
          <table:table-cell office:value-type="float" office:value="-0.295203" calcext:value-type="float">
            <text:p>-0.295203</text:p>
          </table:table-cell>
          <table:table-cell office:value-type="float" office:value="-0.294927" calcext:value-type="float">
            <text:p>-0.2949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-0.294741" calcext:value-type="float">
            <text:p>-0.294741</text:p>
          </table:table-cell>
          <table:table-cell office:value-type="float" office:value="-0.295296" calcext:value-type="float">
            <text:p>-0.295296</text:p>
          </table:table-cell>
          <table:table-cell office:value-type="float" office:value="-0.296412" calcext:value-type="float">
            <text:p>-0.296412</text:p>
          </table:table-cell>
          <table:table-cell office:value-type="float" office:value="-0.29679" calcext:value-type="float">
            <text:p>-0.2967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-0.29474" calcext:value-type="float">
            <text:p>-0.29474</text:p>
          </table:table-cell>
          <table:table-cell office:value-type="float" office:value="-0.295296" calcext:value-type="float">
            <text:p>-0.295296</text:p>
          </table:table-cell>
          <table:table-cell office:value-type="float" office:value="-0.296411" calcext:value-type="float">
            <text:p>-0.296411</text:p>
          </table:table-cell>
          <table:table-cell office:value-type="float" office:value="-0.29679" calcext:value-type="float">
            <text:p>-0.296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-0.294782" calcext:value-type="float">
            <text:p>-0.294782</text:p>
          </table:table-cell>
          <table:table-cell office:value-type="float" office:value="-0.295336" calcext:value-type="float">
            <text:p>-0.295336</text:p>
          </table:table-cell>
          <table:table-cell office:value-type="float" office:value="-0.295245" calcext:value-type="float">
            <text:p>-0.295245</text:p>
          </table:table-cell>
          <table:table-cell office:value-type="float" office:value="-0.294976" calcext:value-type="float">
            <text:p>-0.29497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-0.294783" calcext:value-type="float">
            <text:p>-0.294783</text:p>
          </table:table-cell>
          <table:table-cell office:value-type="float" office:value="-0.29534" calcext:value-type="float">
            <text:p>-0.29534</text:p>
          </table:table-cell>
          <table:table-cell office:value-type="float" office:value="-0.295246" calcext:value-type="float">
            <text:p>-0.295246</text:p>
          </table:table-cell>
          <table:table-cell office:value-type="float" office:value="-0.294976" calcext:value-type="float">
            <text:p>-0.2949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-0.29474" calcext:value-type="float">
            <text:p>-0.29474</text:p>
          </table:table-cell>
          <table:table-cell office:value-type="float" office:value="-0.295279" calcext:value-type="float">
            <text:p>-0.295279</text:p>
          </table:table-cell>
          <table:table-cell office:value-type="float" office:value="-0.296369" calcext:value-type="float">
            <text:p>-0.296369</text:p>
          </table:table-cell>
          <table:table-cell office:value-type="float" office:value="-0.29674" calcext:value-type="float">
            <text:p>-0.2967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-0.294738" calcext:value-type="float">
            <text:p>-0.294738</text:p>
          </table:table-cell>
          <table:table-cell office:value-type="float" office:value="-0.295289" calcext:value-type="float">
            <text:p>-0.295289</text:p>
          </table:table-cell>
          <table:table-cell office:value-type="float" office:value="-0.296368" calcext:value-type="float">
            <text:p>-0.296368</text:p>
          </table:table-cell>
          <table:table-cell office:value-type="float" office:value="-0.29674" calcext:value-type="float">
            <text:p>-0.296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-0.294783" calcext:value-type="float">
            <text:p>-0.294783</text:p>
          </table:table-cell>
          <table:table-cell office:value-type="float" office:value="-0.295315" calcext:value-type="float">
            <text:p>-0.295315</text:p>
          </table:table-cell>
          <table:table-cell office:value-type="float" office:value="-0.295285" calcext:value-type="float">
            <text:p>-0.295285</text:p>
          </table:table-cell>
          <table:table-cell office:value-type="float" office:value="-0.295022" calcext:value-type="float">
            <text:p>-0.29502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-0.294785" calcext:value-type="float">
            <text:p>-0.294785</text:p>
          </table:table-cell>
          <table:table-cell office:value-type="float" office:value="-0.295341" calcext:value-type="float">
            <text:p>-0.295341</text:p>
          </table:table-cell>
          <table:table-cell office:value-type="float" office:value="-0.295286" calcext:value-type="float">
            <text:p>-0.295286</text:p>
          </table:table-cell>
          <table:table-cell office:value-type="float" office:value="-0.295022" calcext:value-type="float">
            <text:p>-0.2950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-0.294739" calcext:value-type="float">
            <text:p>-0.294739</text:p>
          </table:table-cell>
          <table:table-cell office:value-type="float" office:value="-0.295245" calcext:value-type="float">
            <text:p>-0.295245</text:p>
          </table:table-cell>
          <table:table-cell office:value-type="float" office:value="-0.296329" calcext:value-type="float">
            <text:p>-0.296329</text:p>
          </table:table-cell>
          <table:table-cell office:value-type="float" office:value="-0.296692" calcext:value-type="float">
            <text:p>-0.29669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-0.294737" calcext:value-type="float">
            <text:p>-0.294737</text:p>
          </table:table-cell>
          <table:table-cell office:value-type="float" office:value="-0.295271" calcext:value-type="float">
            <text:p>-0.295271</text:p>
          </table:table-cell>
          <table:table-cell office:value-type="float" office:value="-0.296328" calcext:value-type="float">
            <text:p>-0.296328</text:p>
          </table:table-cell>
          <table:table-cell office:value-type="float" office:value="-0.296693" calcext:value-type="float">
            <text:p>-0.2966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-0.294783" calcext:value-type="float">
            <text:p>-0.294783</text:p>
          </table:table-cell>
          <table:table-cell office:value-type="float" office:value="-0.295299" calcext:value-type="float">
            <text:p>-0.295299</text:p>
          </table:table-cell>
          <table:table-cell office:value-type="float" office:value="-0.295322" calcext:value-type="float">
            <text:p>-0.295322</text:p>
          </table:table-cell>
          <table:table-cell office:value-type="float" office:value="-0.295066" calcext:value-type="float">
            <text:p>-0.295066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-0.294785" calcext:value-type="float">
            <text:p>-0.294785</text:p>
          </table:table-cell>
          <table:table-cell office:value-type="float" office:value="-0.295317" calcext:value-type="float">
            <text:p>-0.295317</text:p>
          </table:table-cell>
          <table:table-cell office:value-type="float" office:value="-0.295323" calcext:value-type="float">
            <text:p>-0.295323</text:p>
          </table:table-cell>
          <table:table-cell office:value-type="float" office:value="-0.295065" calcext:value-type="float">
            <text:p>-0.2950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-0.294739" calcext:value-type="float">
            <text:p>-0.294739</text:p>
          </table:table-cell>
          <table:table-cell office:value-type="float" office:value="-0.295232" calcext:value-type="float">
            <text:p>-0.295232</text:p>
          </table:table-cell>
          <table:table-cell office:value-type="float" office:value="-0.296292" calcext:value-type="float">
            <text:p>-0.296292</text:p>
          </table:table-cell>
          <table:table-cell office:value-type="float" office:value="-0.296648" calcext:value-type="float">
            <text:p>-0.29664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-0.294737" calcext:value-type="float">
            <text:p>-0.294737</text:p>
          </table:table-cell>
          <table:table-cell office:value-type="float" office:value="-0.295239" calcext:value-type="float">
            <text:p>-0.295239</text:p>
          </table:table-cell>
          <table:table-cell office:value-type="float" office:value="-0.296291" calcext:value-type="float">
            <text:p>-0.296291</text:p>
          </table:table-cell>
          <table:table-cell office:value-type="float" office:value="-0.296648" calcext:value-type="float">
            <text:p>-0.2966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-0.294783" calcext:value-type="float">
            <text:p>-0.294783</text:p>
          </table:table-cell>
          <table:table-cell office:value-type="float" office:value="-0.295298" calcext:value-type="float">
            <text:p>-0.295298</text:p>
          </table:table-cell>
          <table:table-cell office:value-type="float" office:value="-0.295357" calcext:value-type="float">
            <text:p>-0.295357</text:p>
          </table:table-cell>
          <table:table-cell office:value-type="float" office:value="-0.295107" calcext:value-type="float">
            <text:p>-0.29510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-0.294785" calcext:value-type="float">
            <text:p>-0.294785</text:p>
          </table:table-cell>
          <table:table-cell office:value-type="float" office:value="-0.295302" calcext:value-type="float">
            <text:p>-0.295302</text:p>
          </table:table-cell>
          <table:table-cell office:value-type="float" office:value="-0.295358" calcext:value-type="float">
            <text:p>-0.295358</text:p>
          </table:table-cell>
          <table:table-cell office:value-type="float" office:value="-0.295107" calcext:value-type="float">
            <text:p>-0.2951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-0.294739" calcext:value-type="float">
            <text:p>-0.294739</text:p>
          </table:table-cell>
          <table:table-cell office:value-type="float" office:value="-0.295228" calcext:value-type="float">
            <text:p>-0.295228</text:p>
          </table:table-cell>
          <table:table-cell office:value-type="float" office:value="-0.296257" calcext:value-type="float">
            <text:p>-0.296257</text:p>
          </table:table-cell>
          <table:table-cell office:value-type="float" office:value="-0.296605" calcext:value-type="float">
            <text:p>-0.29660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-0.294737" calcext:value-type="float">
            <text:p>-0.294737</text:p>
          </table:table-cell>
          <table:table-cell office:value-type="float" office:value="-0.295229" calcext:value-type="float">
            <text:p>-0.295229</text:p>
          </table:table-cell>
          <table:table-cell office:value-type="float" office:value="-0.296256" calcext:value-type="float">
            <text:p>-0.296256</text:p>
          </table:table-cell>
          <table:table-cell office:value-type="float" office:value="-0.296605" calcext:value-type="float">
            <text:p>-0.2966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-0.294783" calcext:value-type="float">
            <text:p>-0.294783</text:p>
          </table:table-cell>
          <table:table-cell office:value-type="float" office:value="-0.295299" calcext:value-type="float">
            <text:p>-0.295299</text:p>
          </table:table-cell>
          <table:table-cell office:value-type="float" office:value="-0.295389" calcext:value-type="float">
            <text:p>-0.295389</text:p>
          </table:table-cell>
          <table:table-cell office:value-type="float" office:value="-0.295146" calcext:value-type="float">
            <text:p>-0.29514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-0.294785" calcext:value-type="float">
            <text:p>-0.294785</text:p>
          </table:table-cell>
          <table:table-cell office:value-type="float" office:value="-0.2953" calcext:value-type="float">
            <text:p>-0.2953</text:p>
          </table:table-cell>
          <table:table-cell office:value-type="float" office:value="-0.29539" calcext:value-type="float">
            <text:p>-0.29539</text:p>
          </table:table-cell>
          <table:table-cell office:value-type="float" office:value="-0.295146" calcext:value-type="float">
            <text:p>-0.2951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-0.294739" calcext:value-type="float">
            <text:p>-0.294739</text:p>
          </table:table-cell>
          <table:table-cell office:value-type="float" office:value="-0.295226" calcext:value-type="float">
            <text:p>-0.295226</text:p>
          </table:table-cell>
          <table:table-cell office:value-type="float" office:value="-0.296225" calcext:value-type="float">
            <text:p>-0.296225</text:p>
          </table:table-cell>
          <table:table-cell office:value-type="float" office:value="-0.296565" calcext:value-type="float">
            <text:p>-0.29656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-0.294738" calcext:value-type="float">
            <text:p>-0.294738</text:p>
          </table:table-cell>
          <table:table-cell office:value-type="float" office:value="-0.295226" calcext:value-type="float">
            <text:p>-0.295226</text:p>
          </table:table-cell>
          <table:table-cell office:value-type="float" office:value="-0.296224" calcext:value-type="float">
            <text:p>-0.296224</text:p>
          </table:table-cell>
          <table:table-cell office:value-type="float" office:value="-0.296565" calcext:value-type="float">
            <text:p>-0.2965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-0.294783" calcext:value-type="float">
            <text:p>-0.294783</text:p>
          </table:table-cell>
          <table:table-cell office:value-type="float" office:value="-0.295299" calcext:value-type="float">
            <text:p>-0.295299</text:p>
          </table:table-cell>
          <table:table-cell office:value-type="float" office:value="-0.295419" calcext:value-type="float">
            <text:p>-0.295419</text:p>
          </table:table-cell>
          <table:table-cell office:value-type="float" office:value="-0.295184" calcext:value-type="float">
            <text:p>-0.29518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-0.294784" calcext:value-type="float">
            <text:p>-0.294784</text:p>
          </table:table-cell>
          <table:table-cell office:value-type="float" office:value="-0.295301" calcext:value-type="float">
            <text:p>-0.295301</text:p>
          </table:table-cell>
          <table:table-cell office:value-type="float" office:value="-0.29542" calcext:value-type="float">
            <text:p>-0.29542</text:p>
          </table:table-cell>
          <table:table-cell office:value-type="float" office:value="-0.295183" calcext:value-type="float">
            <text:p>-0.2951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-0.29474" calcext:value-type="float">
            <text:p>-0.29474</text:p>
          </table:table-cell>
          <table:table-cell office:value-type="float" office:value="-0.295225" calcext:value-type="float">
            <text:p>-0.295225</text:p>
          </table:table-cell>
          <table:table-cell office:value-type="float" office:value="-0.296195" calcext:value-type="float">
            <text:p>-0.296195</text:p>
          </table:table-cell>
          <table:table-cell office:value-type="float" office:value="-0.296527" calcext:value-type="float">
            <text:p>-0.29652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-0.294739" calcext:value-type="float">
            <text:p>-0.294739</text:p>
          </table:table-cell>
          <table:table-cell office:value-type="float" office:value="-0.295224" calcext:value-type="float">
            <text:p>-0.295224</text:p>
          </table:table-cell>
          <table:table-cell office:value-type="float" office:value="-0.296194" calcext:value-type="float">
            <text:p>-0.296194</text:p>
          </table:table-cell>
          <table:table-cell office:value-type="float" office:value="-0.296527" calcext:value-type="float">
            <text:p>-0.2965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-0.294782" calcext:value-type="float">
            <text:p>-0.294782</text:p>
          </table:table-cell>
          <table:table-cell office:value-type="float" office:value="-0.2953" calcext:value-type="float">
            <text:p>-0.2953</text:p>
          </table:table-cell>
          <table:table-cell office:value-type="float" office:value="-0.295447" calcext:value-type="float">
            <text:p>-0.295447</text:p>
          </table:table-cell>
          <table:table-cell office:value-type="float" office:value="-0.295219" calcext:value-type="float">
            <text:p>-0.29521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-0.294783" calcext:value-type="float">
            <text:p>-0.294783</text:p>
          </table:table-cell>
          <table:table-cell office:value-type="float" office:value="-0.295301" calcext:value-type="float">
            <text:p>-0.295301</text:p>
          </table:table-cell>
          <table:table-cell office:value-type="float" office:value="-0.295448" calcext:value-type="float">
            <text:p>-0.295448</text:p>
          </table:table-cell>
          <table:table-cell office:value-type="float" office:value="-0.295219" calcext:value-type="float">
            <text:p>-0.2952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-0.294741" calcext:value-type="float">
            <text:p>-0.294741</text:p>
          </table:table-cell>
          <table:table-cell office:value-type="float" office:value="-0.295225" calcext:value-type="float">
            <text:p>-0.295225</text:p>
          </table:table-cell>
          <table:table-cell office:value-type="float" office:value="-0.296167" calcext:value-type="float">
            <text:p>-0.296167</text:p>
          </table:table-cell>
          <table:table-cell office:value-type="float" office:value="-0.296491" calcext:value-type="float">
            <text:p>-0.29649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-0.29474" calcext:value-type="float">
            <text:p>-0.29474</text:p>
          </table:table-cell>
          <table:table-cell office:value-type="float" office:value="-0.295224" calcext:value-type="float">
            <text:p>-0.295224</text:p>
          </table:table-cell>
          <table:table-cell office:value-type="float" office:value="-0.296166" calcext:value-type="float">
            <text:p>-0.296166</text:p>
          </table:table-cell>
          <table:table-cell office:value-type="float" office:value="-0.296491" calcext:value-type="float">
            <text:p>-0.2964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-0.294781" calcext:value-type="float">
            <text:p>-0.294781</text:p>
          </table:table-cell>
          <table:table-cell office:value-type="float" office:value="-0.2953" calcext:value-type="float">
            <text:p>-0.2953</text:p>
          </table:table-cell>
          <table:table-cell office:value-type="float" office:value="-0.295473" calcext:value-type="float">
            <text:p>-0.295473</text:p>
          </table:table-cell>
          <table:table-cell office:value-type="float" office:value="-0.295252" calcext:value-type="float">
            <text:p>-0.29525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-0.294782" calcext:value-type="float">
            <text:p>-0.294782</text:p>
          </table:table-cell>
          <table:table-cell office:value-type="float" office:value="-0.295301" calcext:value-type="float">
            <text:p>-0.295301</text:p>
          </table:table-cell>
          <table:table-cell office:value-type="float" office:value="-0.295474" calcext:value-type="float">
            <text:p>-0.295474</text:p>
          </table:table-cell>
          <table:table-cell office:value-type="float" office:value="-0.295252" calcext:value-type="float">
            <text:p>-0.2952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-0.294742" calcext:value-type="float">
            <text:p>-0.294742</text:p>
          </table:table-cell>
          <table:table-cell office:value-type="float" office:value="-0.295226" calcext:value-type="float">
            <text:p>-0.295226</text:p>
          </table:table-cell>
          <table:table-cell office:value-type="float" office:value="-0.296141" calcext:value-type="float">
            <text:p>-0.296141</text:p>
          </table:table-cell>
          <table:table-cell office:value-type="float" office:value="-0.296457" calcext:value-type="float">
            <text:p>-0.29645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-0.294741" calcext:value-type="float">
            <text:p>-0.294741</text:p>
          </table:table-cell>
          <table:table-cell office:value-type="float" office:value="-0.295224" calcext:value-type="float">
            <text:p>-0.295224</text:p>
          </table:table-cell>
          <table:table-cell office:value-type="float" office:value="-0.29614" calcext:value-type="float">
            <text:p>-0.29614</text:p>
          </table:table-cell>
          <table:table-cell office:value-type="float" office:value="-0.296457" calcext:value-type="float">
            <text:p>-0.2964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-0.29478" calcext:value-type="float">
            <text:p>-0.29478</text:p>
          </table:table-cell>
          <table:table-cell office:value-type="float" office:value="-0.295302" calcext:value-type="float">
            <text:p>-0.295302</text:p>
          </table:table-cell>
          <table:table-cell office:value-type="float" office:value="-0.295497" calcext:value-type="float">
            <text:p>-0.295497</text:p>
          </table:table-cell>
          <table:table-cell office:value-type="float" office:value="-0.295284" calcext:value-type="float">
            <text:p>-0.29528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-0.294781" calcext:value-type="float">
            <text:p>-0.294781</text:p>
          </table:table-cell>
          <table:table-cell office:value-type="float" office:value="-0.295301" calcext:value-type="float">
            <text:p>-0.295301</text:p>
          </table:table-cell>
          <table:table-cell office:value-type="float" office:value="-0.295498" calcext:value-type="float">
            <text:p>-0.295498</text:p>
          </table:table-cell>
          <table:table-cell office:value-type="float" office:value="-0.295284" calcext:value-type="float">
            <text:p>-0.2952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-0.294743" calcext:value-type="float">
            <text:p>-0.294743</text:p>
          </table:table-cell>
          <table:table-cell office:value-type="float" office:value="-0.295231" calcext:value-type="float">
            <text:p>-0.295231</text:p>
          </table:table-cell>
          <table:table-cell office:value-type="float" office:value="-0.296117" calcext:value-type="float">
            <text:p>-0.296117</text:p>
          </table:table-cell>
          <table:table-cell office:value-type="float" office:value="-0.296425" calcext:value-type="float">
            <text:p>-0.29642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-0.294742" calcext:value-type="float">
            <text:p>-0.294742</text:p>
          </table:table-cell>
          <table:table-cell office:value-type="float" office:value="-0.295225" calcext:value-type="float">
            <text:p>-0.295225</text:p>
          </table:table-cell>
          <table:table-cell office:value-type="float" office:value="-0.296116" calcext:value-type="float">
            <text:p>-0.296116</text:p>
          </table:table-cell>
          <table:table-cell office:value-type="float" office:value="-0.296425" calcext:value-type="float">
            <text:p>-0.2964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-0.294779" calcext:value-type="float">
            <text:p>-0.294779</text:p>
          </table:table-cell>
          <table:table-cell office:value-type="float" office:value="-0.295314" calcext:value-type="float">
            <text:p>-0.295314</text:p>
          </table:table-cell>
          <table:table-cell office:value-type="float" office:value="-0.29552" calcext:value-type="float">
            <text:p>-0.29552</text:p>
          </table:table-cell>
          <table:table-cell office:value-type="float" office:value="-0.295314" calcext:value-type="float">
            <text:p>-0.29531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-0.29478" calcext:value-type="float">
            <text:p>-0.29478</text:p>
          </table:table-cell>
          <table:table-cell office:value-type="float" office:value="-0.2953" calcext:value-type="float">
            <text:p>-0.2953</text:p>
          </table:table-cell>
          <table:table-cell office:value-type="float" office:value="-0.295521" calcext:value-type="float">
            <text:p>-0.295521</text:p>
          </table:table-cell>
          <table:table-cell office:value-type="float" office:value="-0.295314" calcext:value-type="float">
            <text:p>-0.2953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-0.294744" calcext:value-type="float">
            <text:p>-0.294744</text:p>
          </table:table-cell>
          <table:table-cell office:value-type="float" office:value="-0.29526" calcext:value-type="float">
            <text:p>-0.29526</text:p>
          </table:table-cell>
          <table:table-cell office:value-type="float" office:value="-0.296095" calcext:value-type="float">
            <text:p>-0.296095</text:p>
          </table:table-cell>
          <table:table-cell office:value-type="float" office:value="-0.296394" calcext:value-type="float">
            <text:p>-0.29639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-0.294743" calcext:value-type="float">
            <text:p>-0.294743</text:p>
          </table:table-cell>
          <table:table-cell office:value-type="float" office:value="-0.295225" calcext:value-type="float">
            <text:p>-0.295225</text:p>
          </table:table-cell>
          <table:table-cell office:value-type="float" office:value="-0.296094" calcext:value-type="float">
            <text:p>-0.296094</text:p>
          </table:table-cell>
          <table:table-cell office:value-type="float" office:value="-0.296394" calcext:value-type="float">
            <text:p>-0.2963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-0.294778" calcext:value-type="float">
            <text:p>-0.294778</text:p>
          </table:table-cell>
          <table:table-cell office:value-type="float" office:value="-0.295359" calcext:value-type="float">
            <text:p>-0.295359</text:p>
          </table:table-cell>
          <table:table-cell office:value-type="float" office:value="-0.295541" calcext:value-type="float">
            <text:p>-0.295541</text:p>
          </table:table-cell>
          <table:table-cell office:value-type="float" office:value="-0.295343" calcext:value-type="float">
            <text:p>-0.29534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-0.294779" calcext:value-type="float">
            <text:p>-0.294779</text:p>
          </table:table-cell>
          <table:table-cell office:value-type="float" office:value="-0.295299" calcext:value-type="float">
            <text:p>-0.295299</text:p>
          </table:table-cell>
          <table:table-cell office:value-type="float" office:value="-0.295542" calcext:value-type="float">
            <text:p>-0.295542</text:p>
          </table:table-cell>
          <table:table-cell office:value-type="float" office:value="-0.295343" calcext:value-type="float">
            <text:p>-0.2953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-0.294745" calcext:value-type="float">
            <text:p>-0.294745</text:p>
          </table:table-cell>
          <table:table-cell office:value-type="float" office:value="-0.295318" calcext:value-type="float">
            <text:p>-0.295318</text:p>
          </table:table-cell>
          <table:table-cell office:value-type="float" office:value="-0.296074" calcext:value-type="float">
            <text:p>-0.296074</text:p>
          </table:table-cell>
          <table:table-cell office:value-type="float" office:value="-0.296365" calcext:value-type="float">
            <text:p>-0.29636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-0.294744" calcext:value-type="float">
            <text:p>-0.294744</text:p>
          </table:table-cell>
          <table:table-cell office:value-type="float" office:value="-0.295227" calcext:value-type="float">
            <text:p>-0.295227</text:p>
          </table:table-cell>
          <table:table-cell office:value-type="float" office:value="-0.296073" calcext:value-type="float">
            <text:p>-0.296073</text:p>
          </table:table-cell>
          <table:table-cell office:value-type="float" office:value="-0.296365" calcext:value-type="float">
            <text:p>-0.2963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-0.294776" calcext:value-type="float">
            <text:p>-0.294776</text:p>
          </table:table-cell>
          <table:table-cell office:value-type="float" office:value="-0.295411" calcext:value-type="float">
            <text:p>-0.295411</text:p>
          </table:table-cell>
          <table:table-cell office:value-type="float" office:value="-0.29556" calcext:value-type="float">
            <text:p>-0.29556</text:p>
          </table:table-cell>
          <table:table-cell office:value-type="float" office:value="-0.29537" calcext:value-type="float">
            <text:p>-0.2953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-0.294777" calcext:value-type="float">
            <text:p>-0.294777</text:p>
          </table:table-cell>
          <table:table-cell office:value-type="float" office:value="-0.295298" calcext:value-type="float">
            <text:p>-0.295298</text:p>
          </table:table-cell>
          <table:table-cell office:value-type="float" office:value="-0.295561" calcext:value-type="float">
            <text:p>-0.295561</text:p>
          </table:table-cell>
          <table:table-cell office:value-type="float" office:value="-0.29537" calcext:value-type="float">
            <text:p>-0.295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-0.294747" calcext:value-type="float">
            <text:p>-0.294747</text:p>
          </table:table-cell>
          <table:table-cell office:value-type="float" office:value="-0.295358" calcext:value-type="float">
            <text:p>-0.295358</text:p>
          </table:table-cell>
          <table:table-cell office:value-type="float" office:value="-0.296055" calcext:value-type="float">
            <text:p>-0.296055</text:p>
          </table:table-cell>
          <table:table-cell office:value-type="float" office:value="-0.296338" calcext:value-type="float">
            <text:p>-0.29633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-0.294746" calcext:value-type="float">
            <text:p>-0.294746</text:p>
          </table:table-cell>
          <table:table-cell office:value-type="float" office:value="-0.295228" calcext:value-type="float">
            <text:p>-0.295228</text:p>
          </table:table-cell>
          <table:table-cell office:value-type="float" office:value="-0.296054" calcext:value-type="float">
            <text:p>-0.296054</text:p>
          </table:table-cell>
          <table:table-cell office:value-type="float" office:value="-0.296338" calcext:value-type="float">
            <text:p>-0.2963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-0.294775" calcext:value-type="float">
            <text:p>-0.294775</text:p>
          </table:table-cell>
          <table:table-cell office:value-type="float" office:value="-0.295433" calcext:value-type="float">
            <text:p>-0.295433</text:p>
          </table:table-cell>
          <table:table-cell office:value-type="float" office:value="-0.295578" calcext:value-type="float">
            <text:p>-0.295578</text:p>
          </table:table-cell>
          <table:table-cell office:value-type="float" office:value="-0.295395" calcext:value-type="float">
            <text:p>-0.29539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-0.294776" calcext:value-type="float">
            <text:p>-0.294776</text:p>
          </table:table-cell>
          <table:table-cell office:value-type="float" office:value="-0.295296" calcext:value-type="float">
            <text:p>-0.295296</text:p>
          </table:table-cell>
          <table:table-cell office:value-type="float" office:value="-0.295579" calcext:value-type="float">
            <text:p>-0.295579</text:p>
          </table:table-cell>
          <table:table-cell office:value-type="float" office:value="-0.295395" calcext:value-type="float">
            <text:p>-0.2953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0.294748" calcext:value-type="float">
            <text:p>-0.294748</text:p>
          </table:table-cell>
          <table:table-cell office:value-type="float" office:value="-0.295373" calcext:value-type="float">
            <text:p>-0.295373</text:p>
          </table:table-cell>
          <table:table-cell office:value-type="float" office:value="-0.296037" calcext:value-type="float">
            <text:p>-0.296037</text:p>
          </table:table-cell>
          <table:table-cell office:value-type="float" office:value="-0.296" calcext:value-type="float">
            <text:p>-0.29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-0.2947" calcext:value-type="float">
            <text:p>-0.2947</text:p>
          </table:table-cell>
          <table:table-cell office:value-type="float" office:value="-0.2952" calcext:value-type="float">
            <text:p>-0.2952</text:p>
          </table:table-cell>
          <table:table-cell office:value-type="float" office:value="-0.296036" calcext:value-type="float">
            <text:p>-0.296036</text:p>
          </table:table-cell>
          <table:table-cell office:value-type="float" office:value="-0.296312" calcext:value-type="float">
            <text:p>-0.29631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 style:data-style-name="N2" text:time-value="16:32:04.8769149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4:35:45.428294684</meta:creation-date>
    <dc:date>2017-05-28T20:24:23.324574498</dc:date>
    <meta:editing-duration>PT7H42M49S</meta:editing-duration>
    <meta:editing-cycles>6</meta:editing-cycles>
    <meta:generator>LibreOffice/5.1.6.2$Linux_X86_64 LibreOffice_project/10m0$Build-2</meta:generator>
    <meta:document-statistic meta:table-count="1" meta:cell-count="1031" meta:object-count="0"/>
  </office:meta>
</office:document-meta>
</file>